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972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2.694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1.922in"/>
    </style:style>
    <style:style style:name="co10" style:family="table-column">
      <style:table-column-properties fo:break-before="auto" style:column-width="2.2866in"/>
    </style:style>
    <style:style style:name="co11" style:family="table-column">
      <style:table-column-properties fo:break-before="auto" style:column-width="1.5362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1.6756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2.6516in"/>
    </style:style>
    <style:style style:name="co17" style:family="table-column">
      <style:table-column-properties fo:break-before="auto" style:column-width="1.900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_upd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terations per Second</text:p>
          </table:table-cell>
          <table:table-cell office:value-type="string" calcext:value-type="string">
            <text:p>Standard Deviation Iterations Per Second</text:p>
          </table:table-cell>
          <table:table-cell office:value-type="string" calcext:value-type="string">
            <text:p>Run Time Average</text:p>
          </table:table-cell>
          <table:table-cell office:value-type="string" calcext:value-type="string">
            <text:p>Run Time Median</text:p>
          </table:table-cell>
          <table:table-cell office:value-type="string" calcext:value-type="string">
            <text:p>Run Time Minimum</text:p>
          </table:table-cell>
          <table:table-cell office:value-type="string" calcext:value-type="string">
            <text:p>Run Time Maximum</text:p>
          </table:table-cell>
          <table:table-cell office:value-type="string" calcext:value-type="string">
            <text:p>Run Time Standard Deviation</text:p>
          </table:table-cell>
          <table:table-cell office:value-type="string" calcext:value-type="string">
            <text:p>Run Time Standard Deviation Ratio</text:p>
          </table:table-cell>
          <table:table-cell office:value-type="string" calcext:value-type="string">
            <text:p>Run Time Sample Size</text:p>
          </table:table-cell>
          <table:table-cell office:value-type="string" calcext:value-type="string">
            <text:p>Memory Usage Average</text:p>
          </table:table-cell>
          <table:table-cell office:value-type="string" calcext:value-type="string">
            <text:p>Memory Usage Median</text:p>
          </table:table-cell>
          <table:table-cell office:value-type="string" calcext:value-type="string">
            <text:p>Memory Usage Minimum</text:p>
          </table:table-cell>
          <table:table-cell office:value-type="string" calcext:value-type="string">
            <text:p>Memory Usage Maximum</text:p>
          </table:table-cell>
          <table:table-cell office:value-type="string" calcext:value-type="string">
            <text:p>Memory Usage Standard Deviation</text:p>
          </table:table-cell>
          <table:table-cell office:value-type="string" calcext:value-type="string">
            <text:p>Memory Usage Standard Deviation Ratio</text:p>
          </table:table-cell>
          <table:table-cell office:value-type="string" calcext:value-type="string">
            <text:p>Memory Usage Sample Size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32" calcext:value-type="float">
            <text:p>32</text:p>
          </table:table-cell>
          <table:table-cell office:value-type="float" office:value="2185541.54602346" calcext:value-type="float">
            <text:p>2185541.54602346</text:p>
          </table:table-cell>
          <table:table-cell office:value-type="float" office:value="13940015.0978416" calcext:value-type="float">
            <text:p>13940015.0978416</text:p>
          </table:table-cell>
          <table:table-cell office:value-type="float" office:value="457.552500806712" calcext:value-type="float">
            <text:p>457.552500806712</text:p>
          </table:table-cell>
          <table:table-cell office:value-type="float" office:value="221" calcext:value-type="float">
            <text:p>221</text:p>
          </table:table-cell>
          <table:table-cell office:value-type="float" office:value="117" calcext:value-type="float">
            <text:p>117</text:p>
          </table:table-cell>
          <table:table-cell office:value-type="float" office:value="55232" calcext:value-type="float">
            <text:p>55232</text:p>
          </table:table-cell>
          <table:table-cell office:value-type="float" office:value="2918.40197726091" calcext:value-type="float">
            <text:p>2918.40197726091</text:p>
          </table:table-cell>
          <table:table-cell office:value-type="float" office:value="6.37828876930073" calcext:value-type="float">
            <text:p>6.37828876930073</text:p>
          </table:table-cell>
          <table:table-cell office:value-type="float" office:value="15495" calcext:value-type="float">
            <text:p>1549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64" calcext:value-type="float">
            <text:p>64</text:p>
          </table:table-cell>
          <table:table-cell office:value-type="float" office:value="3495734.24866285" calcext:value-type="float">
            <text:p>3495734.24866285</text:p>
          </table:table-cell>
          <table:table-cell office:value-type="float" office:value="17032962.9611089" calcext:value-type="float">
            <text:p>17032962.9611089</text:p>
          </table:table-cell>
          <table:table-cell office:value-type="float" office:value="286.062935242434" calcext:value-type="float">
            <text:p>286.062935242434</text:p>
          </table:table-cell>
          <table:table-cell office:value-type="float" office:value="218" calcext:value-type="float">
            <text:p>218</text:p>
          </table:table-cell>
          <table:table-cell office:value-type="float" office:value="123" calcext:value-type="float">
            <text:p>123</text:p>
          </table:table-cell>
          <table:table-cell office:value-type="float" office:value="79670" calcext:value-type="float">
            <text:p>79670</text:p>
          </table:table-cell>
          <table:table-cell office:value-type="float" office:value="1393.84147476149" calcext:value-type="float">
            <text:p>1393.84147476149</text:p>
          </table:table-cell>
          <table:table-cell office:value-type="float" office:value="4.87249938053048" calcext:value-type="float">
            <text:p>4.87249938053048</text:p>
          </table:table-cell>
          <table:table-cell office:value-type="float" office:value="15365" calcext:value-type="float">
            <text:p>1536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128" calcext:value-type="float">
            <text:p>128</text:p>
          </table:table-cell>
          <table:table-cell office:value-type="float" office:value="3407748.02816146" calcext:value-type="float">
            <text:p>3407748.02816146</text:p>
          </table:table-cell>
          <table:table-cell office:value-type="float" office:value="12230311.5202213" calcext:value-type="float">
            <text:p>12230311.5202213</text:p>
          </table:table-cell>
          <table:table-cell office:value-type="float" office:value="293.448926310293" calcext:value-type="float">
            <text:p>293.448926310293</text:p>
          </table:table-cell>
          <table:table-cell office:value-type="float" office:value="233" calcext:value-type="float">
            <text:p>233</text:p>
          </table:table-cell>
          <table:table-cell office:value-type="float" office:value="132" calcext:value-type="float">
            <text:p>132</text:p>
          </table:table-cell>
          <table:table-cell office:value-type="float" office:value="37425" calcext:value-type="float">
            <text:p>37425</text:p>
          </table:table-cell>
          <table:table-cell office:value-type="float" office:value="1053.17991658722" calcext:value-type="float">
            <text:p>1053.17991658722</text:p>
          </table:table-cell>
          <table:table-cell office:value-type="float" office:value="3.58897178404936" calcext:value-type="float">
            <text:p>3.58897178404936</text:p>
          </table:table-cell>
          <table:table-cell office:value-type="float" office:value="15321" calcext:value-type="float">
            <text:p>1532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256" calcext:value-type="float">
            <text:p>256</text:p>
          </table:table-cell>
          <table:table-cell office:value-type="float" office:value="2937784.22781649" calcext:value-type="float">
            <text:p>2937784.22781649</text:p>
          </table:table-cell>
          <table:table-cell office:value-type="float" office:value="14995489.506029" calcext:value-type="float">
            <text:p>14995489.506029</text:p>
          </table:table-cell>
          <table:table-cell office:value-type="float" office:value="340.392596070015" calcext:value-type="float">
            <text:p>340.392596070015</text:p>
          </table:table-cell>
          <table:table-cell office:value-type="float" office:value="252" calcext:value-type="float">
            <text:p>252</text:p>
          </table:table-cell>
          <table:table-cell office:value-type="float" office:value="134" calcext:value-type="float">
            <text:p>134</text:p>
          </table:table-cell>
          <table:table-cell office:value-type="float" office:value="79815" calcext:value-type="float">
            <text:p>79815</text:p>
          </table:table-cell>
          <table:table-cell office:value-type="float" office:value="1737.48417394551" calcext:value-type="float">
            <text:p>1737.48417394551</text:p>
          </table:table-cell>
          <table:table-cell office:value-type="float" office:value="5.10435360229788" calcext:value-type="float">
            <text:p>5.10435360229788</text:p>
          </table:table-cell>
          <table:table-cell office:value-type="float" office:value="14911" calcext:value-type="float">
            <text:p>1491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512" calcext:value-type="float">
            <text:p>512</text:p>
          </table:table-cell>
          <table:table-cell office:value-type="float" office:value="2631210.89122832" calcext:value-type="float">
            <text:p>2631210.89122832</text:p>
          </table:table-cell>
          <table:table-cell office:value-type="float" office:value="16191567.3998115" calcext:value-type="float">
            <text:p>16191567.3998115</text:p>
          </table:table-cell>
          <table:table-cell office:value-type="float" office:value="380.053154740924" calcext:value-type="float">
            <text:p>380.053154740924</text:p>
          </table:table-cell>
          <table:table-cell office:value-type="float" office:value="267" calcext:value-type="float">
            <text:p>267</text:p>
          </table:table-cell>
          <table:table-cell office:value-type="float" office:value="155" calcext:value-type="float">
            <text:p>155</text:p>
          </table:table-cell>
          <table:table-cell office:value-type="float" office:value="139628" calcext:value-type="float">
            <text:p>139628</text:p>
          </table:table-cell>
          <table:table-cell office:value-type="float" office:value="2338.71647879429" calcext:value-type="float">
            <text:p>2338.71647879429</text:p>
          </table:table-cell>
          <table:table-cell office:value-type="float" office:value="6.15365627049867" calcext:value-type="float">
            <text:p>6.15365627049867</text:p>
          </table:table-cell>
          <table:table-cell office:value-type="float" office:value="14185" calcext:value-type="float">
            <text:p>1418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1024" calcext:value-type="float">
            <text:p>1024</text:p>
          </table:table-cell>
          <table:table-cell office:value-type="float" office:value="2732007.66126419" calcext:value-type="float">
            <text:p>2732007.66126419</text:p>
          </table:table-cell>
          <table:table-cell office:value-type="float" office:value="13854384.0698776" calcext:value-type="float">
            <text:p>13854384.0698776</text:p>
          </table:table-cell>
          <table:table-cell office:value-type="float" office:value="366.031184384478" calcext:value-type="float">
            <text:p>366.031184384478</text:p>
          </table:table-cell>
          <table:table-cell office:value-type="float" office:value="264" calcext:value-type="float">
            <text:p>264</text:p>
          </table:table-cell>
          <table:table-cell office:value-type="float" office:value="153" calcext:value-type="float">
            <text:p>153</text:p>
          </table:table-cell>
          <table:table-cell office:value-type="float" office:value="75289" calcext:value-type="float">
            <text:p>75289</text:p>
          </table:table-cell>
          <table:table-cell office:value-type="float" office:value="1856.19413953918" calcext:value-type="float">
            <text:p>1856.19413953918</text:p>
          </table:table-cell>
          <table:table-cell office:value-type="float" office:value="5.07113661001474" calcext:value-type="float">
            <text:p>5.07113661001474</text:p>
          </table:table-cell>
          <table:table-cell office:value-type="float" office:value="12859" calcext:value-type="float">
            <text:p>1285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2048" calcext:value-type="float">
            <text:p>2048</text:p>
          </table:table-cell>
          <table:table-cell office:value-type="float" office:value="2416606.07436789" calcext:value-type="float">
            <text:p>2416606.07436789</text:p>
          </table:table-cell>
          <table:table-cell office:value-type="float" office:value="11522107.130079" calcext:value-type="float">
            <text:p>11522107.130079</text:p>
          </table:table-cell>
          <table:table-cell office:value-type="float" office:value="413.803478608557" calcext:value-type="float">
            <text:p>413.803478608557</text:p>
          </table:table-cell>
          <table:table-cell office:value-type="float" office:value="294" calcext:value-type="float">
            <text:p>294</text:p>
          </table:table-cell>
          <table:table-cell office:value-type="float" office:value="175" calcext:value-type="float">
            <text:p>175</text:p>
          </table:table-cell>
          <table:table-cell office:value-type="float" office:value="84278" calcext:value-type="float">
            <text:p>84278</text:p>
          </table:table-cell>
          <table:table-cell office:value-type="float" office:value="1972.96864470321" calcext:value-type="float">
            <text:p>1972.96864470321</text:p>
          </table:table-cell>
          <table:table-cell office:value-type="float" office:value="4.76788801132715" calcext:value-type="float">
            <text:p>4.76788801132715</text:p>
          </table:table-cell>
          <table:table-cell office:value-type="float" office:value="10004" calcext:value-type="float">
            <text:p>1000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4096" calcext:value-type="float">
            <text:p>4096</text:p>
          </table:table-cell>
          <table:table-cell office:value-type="float" office:value="2096966.29846833" calcext:value-type="float">
            <text:p>2096966.29846833</text:p>
          </table:table-cell>
          <table:table-cell office:value-type="float" office:value="11302723.9570891" calcext:value-type="float">
            <text:p>11302723.9570891</text:p>
          </table:table-cell>
          <table:table-cell office:value-type="float" office:value="476.879385582126" calcext:value-type="float">
            <text:p>476.879385582126</text:p>
          </table:table-cell>
          <table:table-cell office:value-type="float" office:value="329" calcext:value-type="float">
            <text:p>329</text:p>
          </table:table-cell>
          <table:table-cell office:value-type="float" office:value="231" calcext:value-type="float">
            <text:p>231</text:p>
          </table:table-cell>
          <table:table-cell office:value-type="float" office:value="123572" calcext:value-type="float">
            <text:p>123572</text:p>
          </table:table-cell>
          <table:table-cell office:value-type="float" office:value="2570.39708267989" calcext:value-type="float">
            <text:p>2570.39708267989</text:p>
          </table:table-cell>
          <table:table-cell office:value-type="float" office:value="5.39003605606103" calcext:value-type="float">
            <text:p>5.39003605606103</text:p>
          </table:table-cell>
          <table:table-cell office:value-type="float" office:value="5729" calcext:value-type="float">
            <text:p>572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8192" calcext:value-type="float">
            <text:p>8192</text:p>
          </table:table-cell>
          <table:table-cell office:value-type="float" office:value="2039628.72212994" calcext:value-type="float">
            <text:p>2039628.72212994</text:p>
          </table:table-cell>
          <table:table-cell office:value-type="float" office:value="4079280.47089098" calcext:value-type="float">
            <text:p>4079280.47089098</text:p>
          </table:table-cell>
          <table:table-cell office:value-type="float" office:value="490.285309845863" calcext:value-type="float">
            <text:p>490.285309845863</text:p>
          </table:table-cell>
          <table:table-cell office:value-type="float" office:value="372" calcext:value-type="float">
            <text:p>372</text:p>
          </table:table-cell>
          <table:table-cell office:value-type="float" office:value="244" calcext:value-type="float">
            <text:p>244</text:p>
          </table:table-cell>
          <table:table-cell office:value-type="float" office:value="20112" calcext:value-type="float">
            <text:p>20112</text:p>
          </table:table-cell>
          <table:table-cell office:value-type="float" office:value="980.576154826059" calcext:value-type="float">
            <text:p>980.576154826059</text:p>
          </table:table-cell>
          <table:table-cell office:value-type="float" office:value="2.00001128961896" calcext:value-type="float">
            <text:p>2.00001128961896</text:p>
          </table:table-cell>
          <table:table-cell office:value-type="float" office:value="3179" calcext:value-type="float">
            <text:p>317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16384" calcext:value-type="float">
            <text:p>16384</text:p>
          </table:table-cell>
          <table:table-cell office:value-type="float" office:value="1765551.9201378" calcext:value-type="float">
            <text:p>1765551.9201378</text:p>
          </table:table-cell>
          <table:table-cell office:value-type="float" office:value="3552039.26319828" calcext:value-type="float">
            <text:p>3552039.26319828</text:p>
          </table:table-cell>
          <table:table-cell office:value-type="float" office:value="566.395124716553" calcext:value-type="float">
            <text:p>566.395124716553</text:p>
          </table:table-cell>
          <table:table-cell office:value-type="float" office:value="391" calcext:value-type="float">
            <text:p>391</text:p>
          </table:table-cell>
          <table:table-cell office:value-type="float" office:value="285" calcext:value-type="float">
            <text:p>285</text:p>
          </table:table-cell>
          <table:table-cell office:value-type="float" office:value="25090" calcext:value-type="float">
            <text:p>25090</text:p>
          </table:table-cell>
          <table:table-cell office:value-type="float" office:value="1139.50640506809" calcext:value-type="float">
            <text:p>1139.50640506809</text:p>
          </table:table-cell>
          <table:table-cell office:value-type="float" office:value="2.01185772147728" calcext:value-type="float">
            <text:p>2.01185772147728</text:p>
          </table:table-cell>
          <table:table-cell office:value-type="float" office:value="1764" calcext:value-type="float">
            <text:p>176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32768" calcext:value-type="float">
            <text:p>32768</text:p>
          </table:table-cell>
          <table:table-cell office:value-type="float" office:value="538238.860100732" calcext:value-type="float">
            <text:p>538238.860100732</text:p>
          </table:table-cell>
          <table:table-cell office:value-type="float" office:value="6816232.7454531" calcext:value-type="float">
            <text:p>6816232.7454531</text:p>
          </table:table-cell>
          <table:table-cell office:value-type="float" office:value="1857.91118800461" calcext:value-type="float">
            <text:p>1857.91118800461</text:p>
          </table:table-cell>
          <table:table-cell office:value-type="float" office:value="583" calcext:value-type="float">
            <text:p>583</text:p>
          </table:table-cell>
          <table:table-cell office:value-type="float" office:value="296" calcext:value-type="float">
            <text:p>296</text:p>
          </table:table-cell>
          <table:table-cell office:value-type="float" office:value="490441" calcext:value-type="float">
            <text:p>490441</text:p>
          </table:table-cell>
          <table:table-cell office:value-type="float" office:value="23528.5038234709" calcext:value-type="float">
            <text:p>23528.5038234709</text:p>
          </table:table-cell>
          <table:table-cell office:value-type="float" office:value="12.6639550778207" calcext:value-type="float">
            <text:p>12.6639550778207</text:p>
          </table:table-cell>
          <table:table-cell office:value-type="float" office:value="867" calcext:value-type="float">
            <text:p>86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65536" calcext:value-type="float">
            <text:p>65536</text:p>
          </table:table-cell>
          <table:table-cell office:value-type="float" office:value="324730.725969056" calcext:value-type="float">
            <text:p>324730.725969056</text:p>
          </table:table-cell>
          <table:table-cell office:value-type="float" office:value="327864.779441889" calcext:value-type="float">
            <text:p>327864.779441889</text:p>
          </table:table-cell>
          <table:table-cell office:value-type="float" office:value="3079.4745308311" calcext:value-type="float">
            <text:p>3079.4745308311</text:p>
          </table:table-cell>
          <table:table-cell office:value-type="float" office:value="2492" calcext:value-type="float">
            <text:p>2492</text:p>
          </table:table-cell>
          <table:table-cell office:value-type="float" office:value="1001" calcext:value-type="float">
            <text:p>1001</text:p>
          </table:table-cell>
          <table:table-cell office:value-type="float" office:value="23840" calcext:value-type="float">
            <text:p>23840</text:p>
          </table:table-cell>
          <table:table-cell office:value-type="float" office:value="3109.19527197455" calcext:value-type="float">
            <text:p>3109.19527197455</text:p>
          </table:table-cell>
          <table:table-cell office:value-type="float" office:value="1.00965123784785" calcext:value-type="float">
            <text:p>1.0096512378478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131072" calcext:value-type="float">
            <text:p>131072</text:p>
          </table:table-cell>
          <table:table-cell office:value-type="float" office:value="271424.568178184" calcext:value-type="float">
            <text:p>271424.568178184</text:p>
          </table:table-cell>
          <table:table-cell office:value-type="float" office:value="117588.953261629" calcext:value-type="float">
            <text:p>117588.953261629</text:p>
          </table:table-cell>
          <table:table-cell office:value-type="float" office:value="3684.26486486486" calcext:value-type="float">
            <text:p>3684.26486486486</text:p>
          </table:table-cell>
          <table:table-cell office:value-type="float" office:value="3520" calcext:value-type="float">
            <text:p>3520</text:p>
          </table:table-cell>
          <table:table-cell office:value-type="float" office:value="2022" calcext:value-type="float">
            <text:p>2022</text:p>
          </table:table-cell>
          <table:table-cell office:value-type="float" office:value="20331" calcext:value-type="float">
            <text:p>20331</text:p>
          </table:table-cell>
          <table:table-cell office:value-type="float" office:value="1596.12982680938" calcext:value-type="float">
            <text:p>1596.12982680938</text:p>
          </table:table-cell>
          <table:table-cell office:value-type="float" office:value="0.433228848998056" calcext:value-type="float">
            <text:p>0.433228848998056</text:p>
          </table:table-cell>
          <table:table-cell office:value-type="float" office:value="185" calcext:value-type="float">
            <text:p>18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439.13123616" calcext:value-type="float">
            <text:p>247439.13123616</text:p>
          </table:table-cell>
          <table:table-cell office:value-type="float" office:value="80494.022413189" calcext:value-type="float">
            <text:p>80494.022413189</text:p>
          </table:table-cell>
          <table:table-cell office:value-type="float" office:value="4041.39795918367" calcext:value-type="float">
            <text:p>4041.39795918367</text:p>
          </table:table-cell>
          <table:table-cell office:value-type="float" office:value="3723.5" calcext:value-type="float">
            <text:p>3723.5</text:p>
          </table:table-cell>
          <table:table-cell office:value-type="float" office:value="2628" calcext:value-type="float">
            <text:p>2628</text:p>
          </table:table-cell>
          <table:table-cell office:value-type="float" office:value="14019" calcext:value-type="float">
            <text:p>14019</text:p>
          </table:table-cell>
          <table:table-cell office:value-type="float" office:value="1314.70061457929" calcext:value-type="float">
            <text:p>1314.70061457929</text:p>
          </table:table-cell>
          <table:table-cell office:value-type="float" office:value="0.325308377907147" calcext:value-type="float">
            <text:p>0.325308377907147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2648.224241039" calcext:value-type="float">
            <text:p>202648.224241039</text:p>
          </table:table-cell>
          <table:table-cell office:value-type="float" office:value="130597.137491423" calcext:value-type="float">
            <text:p>130597.137491423</text:p>
          </table:table-cell>
          <table:table-cell office:value-type="float" office:value="4934.65957446809" calcext:value-type="float">
            <text:p>4934.65957446809</text:p>
          </table:table-cell>
          <table:table-cell office:value-type="float" office:value="3810" calcext:value-type="float">
            <text:p>3810</text:p>
          </table:table-cell>
          <table:table-cell office:value-type="float" office:value="3290" calcext:value-type="float">
            <text:p>3290</text:p>
          </table:table-cell>
          <table:table-cell office:value-type="float" office:value="16433" calcext:value-type="float">
            <text:p>16433</text:p>
          </table:table-cell>
          <table:table-cell office:value-type="float" office:value="3180.15327957492" calcext:value-type="float">
            <text:p>3180.15327957492</text:p>
          </table:table-cell>
          <table:table-cell office:value-type="float" office:value="0.644452414920175" calcext:value-type="float">
            <text:p>0.644452414920175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22053.999495332" calcext:value-type="float">
            <text:p>222053.999495332</text:p>
          </table:table-cell>
          <table:table-cell office:value-type="float" office:value="34555.4969733248" calcext:value-type="float">
            <text:p>34555.4969733248</text:p>
          </table:table-cell>
          <table:table-cell office:value-type="float" office:value="4503.40909090909" calcext:value-type="float">
            <text:p>4503.40909090909</text:p>
          </table:table-cell>
          <table:table-cell office:value-type="float" office:value="4441" calcext:value-type="float">
            <text:p>4441</text:p>
          </table:table-cell>
          <table:table-cell office:value-type="float" office:value="3395" calcext:value-type="float">
            <text:p>3395</text:p>
          </table:table-cell>
          <table:table-cell office:value-type="float" office:value="5520" calcext:value-type="float">
            <text:p>5520</text:p>
          </table:table-cell>
          <table:table-cell office:value-type="float" office:value="700.809440785705" calcext:value-type="float">
            <text:p>700.809440785705</text:p>
          </table:table-cell>
          <table:table-cell office:value-type="float" office:value="0.155617539210553" calcext:value-type="float">
            <text:p>0.155617539210553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32" calcext:value-type="float">
            <text:p>32</text:p>
          </table:table-cell>
          <table:table-cell office:value-type="float" office:value="2048238.5548996" calcext:value-type="float">
            <text:p>2048238.5548996</text:p>
          </table:table-cell>
          <table:table-cell office:value-type="float" office:value="14521092.9084607" calcext:value-type="float">
            <text:p>14521092.9084607</text:p>
          </table:table-cell>
          <table:table-cell office:value-type="float" office:value="488.224380704042" calcext:value-type="float">
            <text:p>488.224380704042</text:p>
          </table:table-cell>
          <table:table-cell office:value-type="float" office:value="224" calcext:value-type="float">
            <text:p>224</text:p>
          </table:table-cell>
          <table:table-cell office:value-type="float" office:value="119" calcext:value-type="float">
            <text:p>119</text:p>
          </table:table-cell>
          <table:table-cell office:value-type="float" office:value="124245" calcext:value-type="float">
            <text:p>124245</text:p>
          </table:table-cell>
          <table:table-cell office:value-type="float" office:value="3461.29193565864" calcext:value-type="float">
            <text:p>3461.29193565864</text:p>
          </table:table-cell>
          <table:table-cell office:value-type="float" office:value="7.0895515923791" calcext:value-type="float">
            <text:p>7.0895515923791</text:p>
          </table:table-cell>
          <table:table-cell office:value-type="float" office:value="15340" calcext:value-type="float">
            <text:p>1534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64" calcext:value-type="float">
            <text:p>64</text:p>
          </table:table-cell>
          <table:table-cell office:value-type="float" office:value="3189225.34545926" calcext:value-type="float">
            <text:p>3189225.34545926</text:p>
          </table:table-cell>
          <table:table-cell office:value-type="float" office:value="16667218.7825042" calcext:value-type="float">
            <text:p>16667218.7825042</text:p>
          </table:table-cell>
          <table:table-cell office:value-type="float" office:value="313.555767209669" calcext:value-type="float">
            <text:p>313.555767209669</text:p>
          </table:table-cell>
          <table:table-cell office:value-type="float" office:value="224" calcext:value-type="float">
            <text:p>224</text:p>
          </table:table-cell>
          <table:table-cell office:value-type="float" office:value="124" calcext:value-type="float">
            <text:p>124</text:p>
          </table:table-cell>
          <table:table-cell office:value-type="float" office:value="73221" calcext:value-type="float">
            <text:p>73221</text:p>
          </table:table-cell>
          <table:table-cell office:value-type="float" office:value="1638.67460166786" calcext:value-type="float">
            <text:p>1638.67460166786</text:p>
          </table:table-cell>
          <table:table-cell office:value-type="float" office:value="5.22610257259951" calcext:value-type="float">
            <text:p>5.22610257259951</text:p>
          </table:table-cell>
          <table:table-cell office:value-type="float" office:value="15224" calcext:value-type="float">
            <text:p>1522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128" calcext:value-type="float">
            <text:p>128</text:p>
          </table:table-cell>
          <table:table-cell office:value-type="float" office:value="3170714.75909019" calcext:value-type="float">
            <text:p>3170714.75909019</text:p>
          </table:table-cell>
          <table:table-cell office:value-type="float" office:value="15693563.065079" calcext:value-type="float">
            <text:p>15693563.065079</text:p>
          </table:table-cell>
          <table:table-cell office:value-type="float" office:value="315.386301190632" calcext:value-type="float">
            <text:p>315.386301190632</text:p>
          </table:table-cell>
          <table:table-cell office:value-type="float" office:value="231" calcext:value-type="float">
            <text:p>231</text:p>
          </table:table-cell>
          <table:table-cell office:value-type="float" office:value="137" calcext:value-type="float">
            <text:p>137</text:p>
          </table:table-cell>
          <table:table-cell office:value-type="float" office:value="78839" calcext:value-type="float">
            <text:p>78839</text:p>
          </table:table-cell>
          <table:table-cell office:value-type="float" office:value="1561.01547558236" calcext:value-type="float">
            <text:p>1561.01547558236</text:p>
          </table:table-cell>
          <table:table-cell office:value-type="float" office:value="4.94953480759718" calcext:value-type="float">
            <text:p>4.94953480759718</text:p>
          </table:table-cell>
          <table:table-cell office:value-type="float" office:value="15286" calcext:value-type="float">
            <text:p>1528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256" calcext:value-type="float">
            <text:p>256</text:p>
          </table:table-cell>
          <table:table-cell office:value-type="float" office:value="2966823.46388838" calcext:value-type="float">
            <text:p>2966823.46388838</text:p>
          </table:table-cell>
          <table:table-cell office:value-type="float" office:value="13762785.776621" calcext:value-type="float">
            <text:p>13762785.776621</text:p>
          </table:table-cell>
          <table:table-cell office:value-type="float" office:value="337.060837010295" calcext:value-type="float">
            <text:p>337.060837010295</text:p>
          </table:table-cell>
          <table:table-cell office:value-type="float" office:value="248" calcext:value-type="float">
            <text:p>248</text:p>
          </table:table-cell>
          <table:table-cell office:value-type="float" office:value="140" calcext:value-type="float">
            <text:p>140</text:p>
          </table:table-cell>
          <table:table-cell office:value-type="float" office:value="57510" calcext:value-type="float">
            <text:p>57510</text:p>
          </table:table-cell>
          <table:table-cell office:value-type="float" office:value="1563.59020006584" calcext:value-type="float">
            <text:p>1563.59020006584</text:p>
          </table:table-cell>
          <table:table-cell office:value-type="float" office:value="4.63889609346126" calcext:value-type="float">
            <text:p>4.63889609346126</text:p>
          </table:table-cell>
          <table:table-cell office:value-type="float" office:value="14958" calcext:value-type="float">
            <text:p>1495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512" calcext:value-type="float">
            <text:p>512</text:p>
          </table:table-cell>
          <table:table-cell office:value-type="float" office:value="2586361.61143356" calcext:value-type="float">
            <text:p>2586361.61143356</text:p>
          </table:table-cell>
          <table:table-cell office:value-type="float" office:value="13768868.9711018" calcext:value-type="float">
            <text:p>13768868.9711018</text:p>
          </table:table-cell>
          <table:table-cell office:value-type="float" office:value="386.643536456499" calcext:value-type="float">
            <text:p>386.643536456499</text:p>
          </table:table-cell>
          <table:table-cell office:value-type="float" office:value="266" calcext:value-type="float">
            <text:p>266</text:p>
          </table:table-cell>
          <table:table-cell office:value-type="float" office:value="146" calcext:value-type="float">
            <text:p>146</text:p>
          </table:table-cell>
          <table:table-cell office:value-type="float" office:value="97940" calcext:value-type="float">
            <text:p>97940</text:p>
          </table:table-cell>
          <table:table-cell office:value-type="float" office:value="2058.35261722825" calcext:value-type="float">
            <text:p>2058.35261722825</text:p>
          </table:table-cell>
          <table:table-cell office:value-type="float" office:value="5.32364419199295" calcext:value-type="float">
            <text:p>5.32364419199295</text:p>
          </table:table-cell>
          <table:table-cell office:value-type="float" office:value="14195" calcext:value-type="float">
            <text:p>1419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1024" calcext:value-type="float">
            <text:p>1024</text:p>
          </table:table-cell>
          <table:table-cell office:value-type="float" office:value="2626037.18203586" calcext:value-type="float">
            <text:p>2626037.18203586</text:p>
          </table:table-cell>
          <table:table-cell office:value-type="float" office:value="13348454.2257354" calcext:value-type="float">
            <text:p>13348454.2257354</text:p>
          </table:table-cell>
          <table:table-cell office:value-type="float" office:value="380.801919653224" calcext:value-type="float">
            <text:p>380.801919653224</text:p>
          </table:table-cell>
          <table:table-cell office:value-type="float" office:value="272" calcext:value-type="float">
            <text:p>272</text:p>
          </table:table-cell>
          <table:table-cell office:value-type="float" office:value="166" calcext:value-type="float">
            <text:p>166</text:p>
          </table:table-cell>
          <table:table-cell office:value-type="float" office:value="81385" calcext:value-type="float">
            <text:p>81385</text:p>
          </table:table-cell>
          <table:table-cell office:value-type="float" office:value="1935.6607089708" calcext:value-type="float">
            <text:p>1935.6607089708</text:p>
          </table:table-cell>
          <table:table-cell office:value-type="float" office:value="5.08311699356321" calcext:value-type="float">
            <text:p>5.08311699356321</text:p>
          </table:table-cell>
          <table:table-cell office:value-type="float" office:value="12919" calcext:value-type="float">
            <text:p>1291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2048" calcext:value-type="float">
            <text:p>2048</text:p>
          </table:table-cell>
          <table:table-cell office:value-type="float" office:value="2463625.17646719" calcext:value-type="float">
            <text:p>2463625.17646719</text:p>
          </table:table-cell>
          <table:table-cell office:value-type="float" office:value="12601778.0929737" calcext:value-type="float">
            <text:p>12601778.0929737</text:p>
          </table:table-cell>
          <table:table-cell office:value-type="float" office:value="405.905902225755" calcext:value-type="float">
            <text:p>405.905902225755</text:p>
          </table:table-cell>
          <table:table-cell office:value-type="float" office:value="292" calcext:value-type="float">
            <text:p>292</text:p>
          </table:table-cell>
          <table:table-cell office:value-type="float" office:value="181" calcext:value-type="float">
            <text:p>181</text:p>
          </table:table-cell>
          <table:table-cell office:value-type="float" office:value="101522" calcext:value-type="float">
            <text:p>101522</text:p>
          </table:table-cell>
          <table:table-cell office:value-type="float" office:value="2076.26393630718" calcext:value-type="float">
            <text:p>2076.26393630718</text:p>
          </table:table-cell>
          <table:table-cell office:value-type="float" office:value="5.11513610647725" calcext:value-type="float">
            <text:p>5.11513610647725</text:p>
          </table:table-cell>
          <table:table-cell office:value-type="float" office:value="10064" calcext:value-type="float">
            <text:p>1006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4096" calcext:value-type="float">
            <text:p>4096</text:p>
          </table:table-cell>
          <table:table-cell office:value-type="float" office:value="2246596.38260579" calcext:value-type="float">
            <text:p>2246596.38260579</text:p>
          </table:table-cell>
          <table:table-cell office:value-type="float" office:value="9980564.84819168" calcext:value-type="float">
            <text:p>9980564.84819168</text:p>
          </table:table-cell>
          <table:table-cell office:value-type="float" office:value="445.117782500886" calcext:value-type="float">
            <text:p>445.117782500886</text:p>
          </table:table-cell>
          <table:table-cell office:value-type="float" office:value="331" calcext:value-type="float">
            <text:p>331</text:p>
          </table:table-cell>
          <table:table-cell office:value-type="float" office:value="233" calcext:value-type="float">
            <text:p>233</text:p>
          </table:table-cell>
          <table:table-cell office:value-type="float" office:value="113044" calcext:value-type="float">
            <text:p>113044</text:p>
          </table:table-cell>
          <table:table-cell office:value-type="float" office:value="1977.4477194611" calcext:value-type="float">
            <text:p>1977.4477194611</text:p>
          </table:table-cell>
          <table:table-cell office:value-type="float" office:value="4.44252689333337" calcext:value-type="float">
            <text:p>4.44252689333337</text:p>
          </table:table-cell>
          <table:table-cell office:value-type="float" office:value="5646" calcext:value-type="float">
            <text:p>564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8192" calcext:value-type="float">
            <text:p>8192</text:p>
          </table:table-cell>
          <table:table-cell office:value-type="float" office:value="1995811.4920619" calcext:value-type="float">
            <text:p>1995811.4920619</text:p>
          </table:table-cell>
          <table:table-cell office:value-type="float" office:value="4015962.20623106" calcext:value-type="float">
            <text:p>4015962.20623106</text:p>
          </table:table-cell>
          <table:table-cell office:value-type="float" office:value="501.049324536601" calcext:value-type="float">
            <text:p>501.049324536601</text:p>
          </table:table-cell>
          <table:table-cell office:value-type="float" office:value="373" calcext:value-type="float">
            <text:p>373</text:p>
          </table:table-cell>
          <table:table-cell office:value-type="float" office:value="260" calcext:value-type="float">
            <text:p>260</text:p>
          </table:table-cell>
          <table:table-cell office:value-type="float" office:value="19896" calcext:value-type="float">
            <text:p>19896</text:p>
          </table:table-cell>
          <table:table-cell office:value-type="float" office:value="1008.20902114245" calcext:value-type="float">
            <text:p>1008.20902114245</text:p>
          </table:table-cell>
          <table:table-cell office:value-type="float" office:value="2.01219515079659" calcext:value-type="float">
            <text:p>2.01219515079659</text:p>
          </table:table-cell>
          <table:table-cell office:value-type="float" office:value="3183" calcext:value-type="float">
            <text:p>318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16384" calcext:value-type="float">
            <text:p>16384</text:p>
          </table:table-cell>
          <table:table-cell office:value-type="float" office:value="1747038.17889206" calcext:value-type="float">
            <text:p>1747038.17889206</text:p>
          </table:table-cell>
          <table:table-cell office:value-type="float" office:value="3223635.19842765" calcext:value-type="float">
            <text:p>3223635.19842765</text:p>
          </table:table-cell>
          <table:table-cell office:value-type="float" office:value="572.397336293008" calcext:value-type="float">
            <text:p>572.397336293008</text:p>
          </table:table-cell>
          <table:table-cell office:value-type="float" office:value="398" calcext:value-type="float">
            <text:p>398</text:p>
          </table:table-cell>
          <table:table-cell office:value-type="float" office:value="281" calcext:value-type="float">
            <text:p>281</text:p>
          </table:table-cell>
          <table:table-cell office:value-type="float" office:value="22286" calcext:value-type="float">
            <text:p>22286</text:p>
          </table:table-cell>
          <table:table-cell office:value-type="float" office:value="1056.18767984256" calcext:value-type="float">
            <text:p>1056.18767984256</text:p>
          </table:table-cell>
          <table:table-cell office:value-type="float" office:value="1.84520020076037" calcext:value-type="float">
            <text:p>1.84520020076037</text:p>
          </table:table-cell>
          <table:table-cell office:value-type="float" office:value="1802" calcext:value-type="float">
            <text:p>180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32768" calcext:value-type="float">
            <text:p>32768</text:p>
          </table:table-cell>
          <table:table-cell office:value-type="float" office:value="377416.799576583" calcext:value-type="float">
            <text:p>377416.799576583</text:p>
          </table:table-cell>
          <table:table-cell office:value-type="float" office:value="4715167.7812772" calcext:value-type="float">
            <text:p>4715167.7812772</text:p>
          </table:table-cell>
          <table:table-cell office:value-type="float" office:value="2649.59058823529" calcext:value-type="float">
            <text:p>2649.59058823529</text:p>
          </table:table-cell>
          <table:table-cell office:value-type="float" office:value="503.5" calcext:value-type="float">
            <text:p>503.5</text:p>
          </table:table-cell>
          <table:table-cell office:value-type="float" office:value="293" calcext:value-type="float">
            <text:p>293</text:p>
          </table:table-cell>
          <table:table-cell office:value-type="float" office:value="595703" calcext:value-type="float">
            <text:p>595703</text:p>
          </table:table-cell>
          <table:table-cell office:value-type="float" office:value="33102.0351750063" calcext:value-type="float">
            <text:p>33102.0351750063</text:p>
          </table:table-cell>
          <table:table-cell office:value-type="float" office:value="12.4932641752224" calcext:value-type="float">
            <text:p>12.4932641752224</text:p>
          </table:table-cell>
          <table:table-cell office:value-type="float" office:value="850" calcext:value-type="float">
            <text:p>85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65536" calcext:value-type="float">
            <text:p>65536</text:p>
          </table:table-cell>
          <table:table-cell office:value-type="float" office:value="326882.31968555" calcext:value-type="float">
            <text:p>326882.31968555</text:p>
          </table:table-cell>
          <table:table-cell office:value-type="float" office:value="292864.330610458" calcext:value-type="float">
            <text:p>292864.330610458</text:p>
          </table:table-cell>
          <table:table-cell office:value-type="float" office:value="3059.20491803279" calcext:value-type="float">
            <text:p>3059.20491803279</text:p>
          </table:table-cell>
          <table:table-cell office:value-type="float" office:value="2495.5" calcext:value-type="float">
            <text:p>2495.5</text:p>
          </table:table-cell>
          <table:table-cell office:value-type="float" office:value="1481" calcext:value-type="float">
            <text:p>1481</text:p>
          </table:table-cell>
          <table:table-cell office:value-type="float" office:value="21229" calcext:value-type="float">
            <text:p>21229</text:p>
          </table:table-cell>
          <table:table-cell office:value-type="float" office:value="2740.83958221341" calcext:value-type="float">
            <text:p>2740.83958221341</text:p>
          </table:table-cell>
          <table:table-cell office:value-type="float" office:value="0.895932000519894" calcext:value-type="float">
            <text:p>0.895932000519894</text:p>
          </table:table-cell>
          <table:table-cell office:value-type="float" office:value="366" calcext:value-type="float">
            <text:p>36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8802.829319905" calcext:value-type="float">
            <text:p>298802.829319905</text:p>
          </table:table-cell>
          <table:table-cell office:value-type="float" office:value="216011.647408423" calcext:value-type="float">
            <text:p>216011.647408423</text:p>
          </table:table-cell>
          <table:table-cell office:value-type="float" office:value="3346.68852459016" calcext:value-type="float">
            <text:p>3346.68852459016</text:p>
          </table:table-cell>
          <table:table-cell office:value-type="float" office:value="3129" calcext:value-type="float">
            <text:p>3129</text:p>
          </table:table-cell>
          <table:table-cell office:value-type="float" office:value="1399" calcext:value-type="float">
            <text:p>1399</text:p>
          </table:table-cell>
          <table:table-cell office:value-type="float" office:value="24862" calcext:value-type="float">
            <text:p>24862</text:p>
          </table:table-cell>
          <table:table-cell office:value-type="float" office:value="2419.40045616371" calcext:value-type="float">
            <text:p>2419.40045616371</text:p>
          </table:table-cell>
          <table:table-cell office:value-type="float" office:value="0.722923701559586" calcext:value-type="float">
            <text:p>0.722923701559586</text:p>
          </table:table-cell>
          <table:table-cell office:value-type="float" office:value="183" calcext:value-type="float">
            <text:p>18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9977.863266491" calcext:value-type="float">
            <text:p>239977.863266491</text:p>
          </table:table-cell>
          <table:table-cell office:value-type="float" office:value="53086.6375196198" calcext:value-type="float">
            <text:p>53086.6375196198</text:p>
          </table:table-cell>
          <table:table-cell office:value-type="float" office:value="4167.05102040816" calcext:value-type="float">
            <text:p>4167.05102040816</text:p>
          </table:table-cell>
          <table:table-cell office:value-type="float" office:value="3949" calcext:value-type="float">
            <text:p>3949</text:p>
          </table:table-cell>
          <table:table-cell office:value-type="float" office:value="2599" calcext:value-type="float">
            <text:p>2599</text:p>
          </table:table-cell>
          <table:table-cell office:value-type="float" office:value="10298" calcext:value-type="float">
            <text:p>10298</text:p>
          </table:table-cell>
          <table:table-cell office:value-type="float" office:value="921.813054067056" calcext:value-type="float">
            <text:p>921.813054067056</text:p>
          </table:table-cell>
          <table:table-cell office:value-type="float" office:value="0.22121472704617" calcext:value-type="float">
            <text:p>0.22121472704617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524288" calcext:value-type="float">
            <text:p>524288</text:p>
          </table:table-cell>
          <table:table-cell office:value-type="float" office:value="225382.911179951" calcext:value-type="float">
            <text:p>225382.911179951</text:p>
          </table:table-cell>
          <table:table-cell office:value-type="float" office:value="64661.9874935467" calcext:value-type="float">
            <text:p>64661.9874935467</text:p>
          </table:table-cell>
          <table:table-cell office:value-type="float" office:value="4436.89361702128" calcext:value-type="float">
            <text:p>4436.89361702128</text:p>
          </table:table-cell>
          <table:table-cell office:value-type="float" office:value="3847" calcext:value-type="float">
            <text:p>3847</text:p>
          </table:table-cell>
          <table:table-cell office:value-type="float" office:value="2927" calcext:value-type="float">
            <text:p>2927</text:p>
          </table:table-cell>
          <table:table-cell office:value-type="float" office:value="7697" calcext:value-type="float">
            <text:p>7697</text:p>
          </table:table-cell>
          <table:table-cell office:value-type="float" office:value="1272.93750032788" calcext:value-type="float">
            <text:p>1272.93750032788</text:p>
          </table:table-cell>
          <table:table-cell office:value-type="float" office:value="0.286898359574027" calcext:value-type="float">
            <text:p>0.28689835957402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27282.11909583" calcext:value-type="float">
            <text:p>227282.11909583</text:p>
          </table:table-cell>
          <table:table-cell office:value-type="float" office:value="33145.6339557429" calcext:value-type="float">
            <text:p>33145.6339557429</text:p>
          </table:table-cell>
          <table:table-cell office:value-type="float" office:value="4399.81818181818" calcext:value-type="float">
            <text:p>4399.81818181818</text:p>
          </table:table-cell>
          <table:table-cell office:value-type="float" office:value="4206.5" calcext:value-type="float">
            <text:p>4206.5</text:p>
          </table:table-cell>
          <table:table-cell office:value-type="float" office:value="3559" calcext:value-type="float">
            <text:p>3559</text:p>
          </table:table-cell>
          <table:table-cell office:value-type="float" office:value="5573" calcext:value-type="float">
            <text:p>5573</text:p>
          </table:table-cell>
          <table:table-cell office:value-type="float" office:value="641.646441464578" calcext:value-type="float">
            <text:p>641.646441464578</text:p>
          </table:table-cell>
          <table:table-cell office:value-type="float" office:value="0.145834762926368" calcext:value-type="float">
            <text:p>0.14583476292636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RRBVector)</text:p>
          </table:table-cell>
          <table:table-cell office:value-type="float" office:value="32" calcext:value-type="float">
            <text:p>32</text:p>
          </table:table-cell>
          <table:table-cell office:value-type="float" office:value="480289.816459061" calcext:value-type="float">
            <text:p>480289.816459061</text:p>
          </table:table-cell>
          <table:table-cell office:value-type="float" office:value="676486.760018969" calcext:value-type="float">
            <text:p>676486.760018969</text:p>
          </table:table-cell>
          <table:table-cell office:value-type="float" office:value="2082.07620842871" calcext:value-type="float">
            <text:p>2082.07620842871</text:p>
          </table:table-cell>
          <table:table-cell office:value-type="float" office:value="1842" calcext:value-type="float">
            <text:p>1842</text:p>
          </table:table-cell>
          <table:table-cell office:value-type="float" office:value="1347" calcext:value-type="float">
            <text:p>1347</text:p>
          </table:table-cell>
          <table:table-cell office:value-type="float" office:value="76230" calcext:value-type="float">
            <text:p>76230</text:p>
          </table:table-cell>
          <table:table-cell office:value-type="float" office:value="2932.59806909225" calcext:value-type="float">
            <text:p>2932.59806909225</text:p>
          </table:table-cell>
          <table:table-cell office:value-type="float" office:value="1.40849698835251" calcext:value-type="float">
            <text:p>1.40849698835251</text:p>
          </table:table-cell>
          <table:table-cell office:value-type="float" office:value="14854" calcext:value-type="float">
            <text:p>1485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RRBVector)</text:p>
          </table:table-cell>
          <table:table-cell office:value-type="float" office:value="64" calcext:value-type="float">
            <text:p>64</text:p>
          </table:table-cell>
          <table:table-cell office:value-type="float" office:value="447919.069794637" calcext:value-type="float">
            <text:p>447919.069794637</text:p>
          </table:table-cell>
          <table:table-cell office:value-type="float" office:value="563428.428805789" calcext:value-type="float">
            <text:p>563428.428805789</text:p>
          </table:table-cell>
          <table:table-cell office:value-type="float" office:value="2232.54616165032" calcext:value-type="float">
            <text:p>2232.54616165032</text:p>
          </table:table-cell>
          <table:table-cell office:value-type="float" office:value="1967" calcext:value-type="float">
            <text:p>1967</text:p>
          </table:table-cell>
          <table:table-cell office:value-type="float" office:value="1393" calcext:value-type="float">
            <text:p>1393</text:p>
          </table:table-cell>
          <table:table-cell office:value-type="float" office:value="71653" calcext:value-type="float">
            <text:p>71653</text:p>
          </table:table-cell>
          <table:table-cell office:value-type="float" office:value="2808.27511244777" calcext:value-type="float">
            <text:p>2808.27511244777</text:p>
          </table:table-cell>
          <table:table-cell office:value-type="float" office:value="1.25787997609504" calcext:value-type="float">
            <text:p>1.25787997609504</text:p>
          </table:table-cell>
          <table:table-cell office:value-type="float" office:value="14785" calcext:value-type="float">
            <text:p>1478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RRBVector)</text:p>
          </table:table-cell>
          <table:table-cell office:value-type="float" office:value="128" calcext:value-type="float">
            <text:p>128</text:p>
          </table:table-cell>
          <table:table-cell office:value-type="float" office:value="428722.335483134" calcext:value-type="float">
            <text:p>428722.335483134</text:p>
          </table:table-cell>
          <table:table-cell office:value-type="float" office:value="541377.191361579" calcext:value-type="float">
            <text:p>541377.191361579</text:p>
          </table:table-cell>
          <table:table-cell office:value-type="float" office:value="2332.51201823456" calcext:value-type="float">
            <text:p>2332.51201823456</text:p>
          </table:table-cell>
          <table:table-cell office:value-type="float" office:value="1998" calcext:value-type="float">
            <text:p>1998</text:p>
          </table:table-cell>
          <table:table-cell office:value-type="float" office:value="1478" calcext:value-type="float">
            <text:p>1478</text:p>
          </table:table-cell>
          <table:table-cell office:value-type="float" office:value="128138" calcext:value-type="float">
            <text:p>128138</text:p>
          </table:table-cell>
          <table:table-cell office:value-type="float" office:value="2945.42341449489" calcext:value-type="float">
            <text:p>2945.42341449489</text:p>
          </table:table-cell>
          <table:table-cell office:value-type="float" office:value="1.26276880524896" calcext:value-type="float">
            <text:p>1.26276880524896</text:p>
          </table:table-cell>
          <table:table-cell office:value-type="float" office:value="14478" calcext:value-type="float">
            <text:p>1447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RRBVector)</text:p>
          </table:table-cell>
          <table:table-cell office:value-type="float" office:value="256" calcext:value-type="float">
            <text:p>256</text:p>
          </table:table-cell>
          <table:table-cell office:value-type="float" office:value="421952.315196225" calcext:value-type="float">
            <text:p>421952.315196225</text:p>
          </table:table-cell>
          <table:table-cell office:value-type="float" office:value="544179.37159531" calcext:value-type="float">
            <text:p>544179.37159531</text:p>
          </table:table-cell>
          <table:table-cell office:value-type="float" office:value="2369.93604250034" calcext:value-type="float">
            <text:p>2369.93604250034</text:p>
          </table:table-cell>
          <table:table-cell office:value-type="float" office:value="2003" calcext:value-type="float">
            <text:p>2003</text:p>
          </table:table-cell>
          <table:table-cell office:value-type="float" office:value="1414" calcext:value-type="float">
            <text:p>1414</text:p>
          </table:table-cell>
          <table:table-cell office:value-type="float" office:value="124038" calcext:value-type="float">
            <text:p>124038</text:p>
          </table:table-cell>
          <table:table-cell office:value-type="float" office:value="3056.43614191135" calcext:value-type="float">
            <text:p>3056.43614191135</text:p>
          </table:table-cell>
          <table:table-cell office:value-type="float" office:value="1.28967030632891" calcext:value-type="float">
            <text:p>1.28967030632891</text:p>
          </table:table-cell>
          <table:table-cell office:value-type="float" office:value="14494" calcext:value-type="float">
            <text:p>1449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RRBVector)</text:p>
          </table:table-cell>
          <table:table-cell office:value-type="float" office:value="512" calcext:value-type="float">
            <text:p>512</text:p>
          </table:table-cell>
          <table:table-cell office:value-type="float" office:value="409761.960453056" calcext:value-type="float">
            <text:p>409761.960453056</text:p>
          </table:table-cell>
          <table:table-cell office:value-type="float" office:value="509991.468241023" calcext:value-type="float">
            <text:p>509991.468241023</text:p>
          </table:table-cell>
          <table:table-cell office:value-type="float" office:value="2440.44127203595" calcext:value-type="float">
            <text:p>2440.44127203595</text:p>
          </table:table-cell>
          <table:table-cell office:value-type="float" office:value="2061" calcext:value-type="float">
            <text:p>2061</text:p>
          </table:table-cell>
          <table:table-cell office:value-type="float" office:value="1507" calcext:value-type="float">
            <text:p>1507</text:p>
          </table:table-cell>
          <table:table-cell office:value-type="float" office:value="104551" calcext:value-type="float">
            <text:p>104551</text:p>
          </table:table-cell>
          <table:table-cell office:value-type="float" office:value="3037.38352409653" calcext:value-type="float">
            <text:p>3037.38352409653</text:p>
          </table:table-cell>
          <table:table-cell office:value-type="float" office:value="1.2446042274816" calcext:value-type="float">
            <text:p>1.2446042274816</text:p>
          </table:table-cell>
          <table:table-cell office:value-type="float" office:value="14465" calcext:value-type="float">
            <text:p>1446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RRBVector)</text:p>
          </table:table-cell>
          <table:table-cell office:value-type="float" office:value="1024" calcext:value-type="float">
            <text:p>1024</text:p>
          </table:table-cell>
          <table:table-cell office:value-type="float" office:value="391710.932056067" calcext:value-type="float">
            <text:p>391710.932056067</text:p>
          </table:table-cell>
          <table:table-cell office:value-type="float" office:value="463641.900780397" calcext:value-type="float">
            <text:p>463641.900780397</text:p>
          </table:table-cell>
          <table:table-cell office:value-type="float" office:value="2552.90296533482" calcext:value-type="float">
            <text:p>2552.90296533482</text:p>
          </table:table-cell>
          <table:table-cell office:value-type="float" office:value="2144" calcext:value-type="float">
            <text:p>2144</text:p>
          </table:table-cell>
          <table:table-cell office:value-type="float" office:value="1434" calcext:value-type="float">
            <text:p>1434</text:p>
          </table:table-cell>
          <table:table-cell office:value-type="float" office:value="72731" calcext:value-type="float">
            <text:p>72731</text:p>
          </table:table-cell>
          <table:table-cell office:value-type="float" office:value="3021.69964249639" calcext:value-type="float">
            <text:p>3021.69964249639</text:p>
          </table:table-cell>
          <table:table-cell office:value-type="float" office:value="1.18363278335575" calcext:value-type="float">
            <text:p>1.18363278335575</text:p>
          </table:table-cell>
          <table:table-cell office:value-type="float" office:value="14366" calcext:value-type="float">
            <text:p>1436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RRBVector)</text:p>
          </table:table-cell>
          <table:table-cell office:value-type="float" office:value="2048" calcext:value-type="float">
            <text:p>2048</text:p>
          </table:table-cell>
          <table:table-cell office:value-type="float" office:value="369126.929177094" calcext:value-type="float">
            <text:p>369126.929177094</text:p>
          </table:table-cell>
          <table:table-cell office:value-type="float" office:value="415569.692934901" calcext:value-type="float">
            <text:p>415569.692934901</text:p>
          </table:table-cell>
          <table:table-cell office:value-type="float" office:value="2709.09522160665" calcext:value-type="float">
            <text:p>2709.09522160665</text:p>
          </table:table-cell>
          <table:table-cell office:value-type="float" office:value="2378" calcext:value-type="float">
            <text:p>2378</text:p>
          </table:table-cell>
          <table:table-cell office:value-type="float" office:value="1485" calcext:value-type="float">
            <text:p>1485</text:p>
          </table:table-cell>
          <table:table-cell office:value-type="float" office:value="94441" calcext:value-type="float">
            <text:p>94441</text:p>
          </table:table-cell>
          <table:table-cell office:value-type="float" office:value="3049.94781032179" calcext:value-type="float">
            <text:p>3049.94781032179</text:p>
          </table:table-cell>
          <table:table-cell office:value-type="float" office:value="1.12581786937448" calcext:value-type="float">
            <text:p>1.12581786937448</text:p>
          </table:table-cell>
          <table:table-cell office:value-type="float" office:value="14440" calcext:value-type="float">
            <text:p>1444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RRBVector)</text:p>
          </table:table-cell>
          <table:table-cell office:value-type="float" office:value="4096" calcext:value-type="float">
            <text:p>4096</text:p>
          </table:table-cell>
          <table:table-cell office:value-type="float" office:value="324965.067388328" calcext:value-type="float">
            <text:p>324965.067388328</text:p>
          </table:table-cell>
          <table:table-cell office:value-type="float" office:value="325737.213727314" calcext:value-type="float">
            <text:p>325737.213727314</text:p>
          </table:table-cell>
          <table:table-cell office:value-type="float" office:value="3077.25383542538" calcext:value-type="float">
            <text:p>3077.25383542538</text:p>
          </table:table-cell>
          <table:table-cell office:value-type="float" office:value="2770.5" calcext:value-type="float">
            <text:p>2770.5</text:p>
          </table:table-cell>
          <table:table-cell office:value-type="float" office:value="1465" calcext:value-type="float">
            <text:p>1465</text:p>
          </table:table-cell>
          <table:table-cell office:value-type="float" office:value="79108" calcext:value-type="float">
            <text:p>79108</text:p>
          </table:table-cell>
          <table:table-cell office:value-type="float" office:value="3084.56566836253" calcext:value-type="float">
            <text:p>3084.56566836253</text:p>
          </table:table-cell>
          <table:table-cell office:value-type="float" office:value="1.00237609028315" calcext:value-type="float">
            <text:p>1.00237609028315</text:p>
          </table:table-cell>
          <table:table-cell office:value-type="float" office:value="14340" calcext:value-type="float">
            <text:p>1434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RRBVector)</text:p>
          </table:table-cell>
          <table:table-cell office:value-type="float" office:value="8192" calcext:value-type="float">
            <text:p>8192</text:p>
          </table:table-cell>
          <table:table-cell office:value-type="float" office:value="313331.029689939" calcext:value-type="float">
            <text:p>313331.029689939</text:p>
          </table:table-cell>
          <table:table-cell office:value-type="float" office:value="322911.411175282" calcext:value-type="float">
            <text:p>322911.411175282</text:p>
          </table:table-cell>
          <table:table-cell office:value-type="float" office:value="3191.51282587481" calcext:value-type="float">
            <text:p>3191.51282587481</text:p>
          </table:table-cell>
          <table:table-cell office:value-type="float" office:value="2856" calcext:value-type="float">
            <text:p>2856</text:p>
          </table:table-cell>
          <table:table-cell office:value-type="float" office:value="1549" calcext:value-type="float">
            <text:p>1549</text:p>
          </table:table-cell>
          <table:table-cell office:value-type="float" office:value="93544" calcext:value-type="float">
            <text:p>93544</text:p>
          </table:table-cell>
          <table:table-cell office:value-type="float" office:value="3289.0962360385" calcext:value-type="float">
            <text:p>3289.0962360385</text:p>
          </table:table-cell>
          <table:table-cell office:value-type="float" office:value="1.03057591038725" calcext:value-type="float">
            <text:p>1.03057591038725</text:p>
          </table:table-cell>
          <table:table-cell office:value-type="float" office:value="14346" calcext:value-type="float">
            <text:p>1434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RRBVector)</text:p>
          </table:table-cell>
          <table:table-cell office:value-type="float" office:value="16384" calcext:value-type="float">
            <text:p>16384</text:p>
          </table:table-cell>
          <table:table-cell office:value-type="float" office:value="296922.87805881" calcext:value-type="float">
            <text:p>296922.87805881</text:p>
          </table:table-cell>
          <table:table-cell office:value-type="float" office:value="270057.405903537" calcext:value-type="float">
            <text:p>270057.405903537</text:p>
          </table:table-cell>
          <table:table-cell office:value-type="float" office:value="3367.87790330503" calcext:value-type="float">
            <text:p>3367.87790330503</text:p>
          </table:table-cell>
          <table:table-cell office:value-type="float" office:value="3012" calcext:value-type="float">
            <text:p>3012</text:p>
          </table:table-cell>
          <table:table-cell office:value-type="float" office:value="1563" calcext:value-type="float">
            <text:p>1563</text:p>
          </table:table-cell>
          <table:table-cell office:value-type="float" office:value="62326" calcext:value-type="float">
            <text:p>62326</text:p>
          </table:table-cell>
          <table:table-cell office:value-type="float" office:value="3063.15355661565" calcext:value-type="float">
            <text:p>3063.15355661565</text:p>
          </table:table-cell>
          <table:table-cell office:value-type="float" office:value="0.909520369966398" calcext:value-type="float">
            <text:p>0.909520369966398</text:p>
          </table:table-cell>
          <table:table-cell office:value-type="float" office:value="14251" calcext:value-type="float">
            <text:p>1425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RRBVector)</text:p>
          </table:table-cell>
          <table:table-cell office:value-type="float" office:value="32768" calcext:value-type="float">
            <text:p>32768</text:p>
          </table:table-cell>
          <table:table-cell office:value-type="float" office:value="283094.864687901" calcext:value-type="float">
            <text:p>283094.864687901</text:p>
          </table:table-cell>
          <table:table-cell office:value-type="float" office:value="266085.690250658" calcext:value-type="float">
            <text:p>266085.690250658</text:p>
          </table:table-cell>
          <table:table-cell office:value-type="float" office:value="3532.38481066215" calcext:value-type="float">
            <text:p>3532.38481066215</text:p>
          </table:table-cell>
          <table:table-cell office:value-type="float" office:value="3090" calcext:value-type="float">
            <text:p>3090</text:p>
          </table:table-cell>
          <table:table-cell office:value-type="float" office:value="1565" calcext:value-type="float">
            <text:p>1565</text:p>
          </table:table-cell>
          <table:table-cell office:value-type="float" office:value="65829" calcext:value-type="float">
            <text:p>65829</text:p>
          </table:table-cell>
          <table:table-cell office:value-type="float" office:value="3320.14871273696" calcext:value-type="float">
            <text:p>3320.14871273696</text:p>
          </table:table-cell>
          <table:table-cell office:value-type="float" office:value="0.939917050575978" calcext:value-type="float">
            <text:p>0.939917050575978</text:p>
          </table:table-cell>
          <table:table-cell office:value-type="float" office:value="14181" calcext:value-type="float">
            <text:p>1418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RRBVector)</text:p>
          </table:table-cell>
          <table:table-cell office:value-type="float" office:value="65536" calcext:value-type="float">
            <text:p>65536</text:p>
          </table:table-cell>
          <table:table-cell office:value-type="float" office:value="276758.792223533" calcext:value-type="float">
            <text:p>276758.792223533</text:p>
          </table:table-cell>
          <table:table-cell office:value-type="float" office:value="201363.349767877" calcext:value-type="float">
            <text:p>201363.349767877</text:p>
          </table:table-cell>
          <table:table-cell office:value-type="float" office:value="3613.25467554548" calcext:value-type="float">
            <text:p>3613.25467554548</text:p>
          </table:table-cell>
          <table:table-cell office:value-type="float" office:value="3271" calcext:value-type="float">
            <text:p>3271</text:p>
          </table:table-cell>
          <table:table-cell office:value-type="float" office:value="1697" calcext:value-type="float">
            <text:p>1697</text:p>
          </table:table-cell>
          <table:table-cell office:value-type="float" office:value="47229" calcext:value-type="float">
            <text:p>47229</text:p>
          </table:table-cell>
          <table:table-cell office:value-type="float" office:value="2628.92123204755" calcext:value-type="float">
            <text:p>2628.92123204755</text:p>
          </table:table-cell>
          <table:table-cell office:value-type="float" office:value="0.727577065032282" calcext:value-type="float">
            <text:p>0.727577065032282</text:p>
          </table:table-cell>
          <table:table-cell office:value-type="float" office:value="14116" calcext:value-type="float">
            <text:p>1411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RRBVector)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725.971608815" calcext:value-type="float">
            <text:p>256725.971608815</text:p>
          </table:table-cell>
          <table:table-cell office:value-type="float" office:value="178886.103856766" calcext:value-type="float">
            <text:p>178886.103856766</text:p>
          </table:table-cell>
          <table:table-cell office:value-type="float" office:value="3895.20387724444" calcext:value-type="float">
            <text:p>3895.20387724444</text:p>
          </table:table-cell>
          <table:table-cell office:value-type="float" office:value="3554" calcext:value-type="float">
            <text:p>3554</text:p>
          </table:table-cell>
          <table:table-cell office:value-type="float" office:value="1753" calcext:value-type="float">
            <text:p>1753</text:p>
          </table:table-cell>
          <table:table-cell office:value-type="float" office:value="61457" calcext:value-type="float">
            <text:p>61457</text:p>
          </table:table-cell>
          <table:table-cell office:value-type="float" office:value="2714.16966877729" calcext:value-type="float">
            <text:p>2714.16966877729</text:p>
          </table:table-cell>
          <table:table-cell office:value-type="float" office:value="0.696797845328025" calcext:value-type="float">
            <text:p>0.696797845328025</text:p>
          </table:table-cell>
          <table:table-cell office:value-type="float" office:value="13979" calcext:value-type="float">
            <text:p>1397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RRBVector)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988.289273072" calcext:value-type="float">
            <text:p>227988.289273072</text:p>
          </table:table-cell>
          <table:table-cell office:value-type="float" office:value="142168.67305396" calcext:value-type="float">
            <text:p>142168.67305396</text:p>
          </table:table-cell>
          <table:table-cell office:value-type="float" office:value="4386.19019945473" calcext:value-type="float">
            <text:p>4386.19019945473</text:p>
          </table:table-cell>
          <table:table-cell office:value-type="float" office:value="3955" calcext:value-type="float">
            <text:p>3955</text:p>
          </table:table-cell>
          <table:table-cell office:value-type="float" office:value="2004" calcext:value-type="float">
            <text:p>2004</text:p>
          </table:table-cell>
          <table:table-cell office:value-type="float" office:value="66641" calcext:value-type="float">
            <text:p>66641</text:p>
          </table:table-cell>
          <table:table-cell office:value-type="float" office:value="2735.13539843212" calcext:value-type="float">
            <text:p>2735.13539843212</text:p>
          </table:table-cell>
          <table:table-cell office:value-type="float" office:value="0.623578840418762" calcext:value-type="float">
            <text:p>0.623578840418762</text:p>
          </table:table-cell>
          <table:table-cell office:value-type="float" office:value="13938" calcext:value-type="float">
            <text:p>1393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RRBVector)</text:p>
          </table:table-cell>
          <table:table-cell office:value-type="float" office:value="524288" calcext:value-type="float">
            <text:p>524288</text:p>
          </table:table-cell>
          <table:table-cell office:value-type="float" office:value="216426.023959275" calcext:value-type="float">
            <text:p>216426.023959275</text:p>
          </table:table-cell>
          <table:table-cell office:value-type="float" office:value="146773.577928875" calcext:value-type="float">
            <text:p>146773.577928875</text:p>
          </table:table-cell>
          <table:table-cell office:value-type="float" office:value="4620.51643192488" calcext:value-type="float">
            <text:p>4620.51643192488</text:p>
          </table:table-cell>
          <table:table-cell office:value-type="float" office:value="4112" calcext:value-type="float">
            <text:p>4112</text:p>
          </table:table-cell>
          <table:table-cell office:value-type="float" office:value="1953" calcext:value-type="float">
            <text:p>1953</text:p>
          </table:table-cell>
          <table:table-cell office:value-type="float" office:value="73807" calcext:value-type="float">
            <text:p>73807</text:p>
          </table:table-cell>
          <table:table-cell office:value-type="float" office:value="3133.49437459695" calcext:value-type="float">
            <text:p>3133.49437459695</text:p>
          </table:table-cell>
          <table:table-cell office:value-type="float" office:value="0.678169728592774" calcext:value-type="float">
            <text:p>0.678169728592774</text:p>
          </table:table-cell>
          <table:table-cell office:value-type="float" office:value="13845" calcext:value-type="float">
            <text:p>1384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RRBVector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2315.525085934" calcext:value-type="float">
            <text:p>202315.525085934</text:p>
          </table:table-cell>
          <table:table-cell office:value-type="float" office:value="140658.043193993" calcext:value-type="float">
            <text:p>140658.043193993</text:p>
          </table:table-cell>
          <table:table-cell office:value-type="float" office:value="4942.77440930571" calcext:value-type="float">
            <text:p>4942.77440930571</text:p>
          </table:table-cell>
          <table:table-cell office:value-type="float" office:value="4323" calcext:value-type="float">
            <text:p>4323</text:p>
          </table:table-cell>
          <table:table-cell office:value-type="float" office:value="1947" calcext:value-type="float">
            <text:p>1947</text:p>
          </table:table-cell>
          <table:table-cell office:value-type="float" office:value="162830" calcext:value-type="float">
            <text:p>162830</text:p>
          </table:table-cell>
          <table:table-cell office:value-type="float" office:value="3436.41930626421" calcext:value-type="float">
            <text:p>3436.41930626421</text:p>
          </table:table-cell>
          <table:table-cell office:value-type="float" office:value="0.695240976362285" calcext:value-type="float">
            <text:p>0.695240976362285</text:p>
          </table:table-cell>
          <table:table-cell office:value-type="float" office:value="13755" calcext:value-type="float">
            <text:p>1375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32" calcext:value-type="float">
            <text:p>32</text:p>
          </table:table-cell>
          <table:table-cell office:value-type="float" office:value="3659348.7597253" calcext:value-type="float">
            <text:p>3659348.7597253</text:p>
          </table:table-cell>
          <table:table-cell office:value-type="float" office:value="25254689.7483662" calcext:value-type="float">
            <text:p>25254689.7483662</text:p>
          </table:table-cell>
          <table:table-cell office:value-type="float" office:value="273.272668351805" calcext:value-type="float">
            <text:p>273.272668351805</text:p>
          </table:table-cell>
          <table:table-cell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  <table:table-cell office:value-type="float" office:value="106232" calcext:value-type="float">
            <text:p>106232</text:p>
          </table:table-cell>
          <table:table-cell office:value-type="float" office:value="1885.96849031987" calcext:value-type="float">
            <text:p>1885.96849031987</text:p>
          </table:table-cell>
          <table:table-cell office:value-type="float" office:value="6.90141645593301" calcext:value-type="float">
            <text:p>6.90141645593301</text:p>
          </table:table-cell>
          <table:table-cell office:value-type="float" office:value="15429" calcext:value-type="float">
            <text:p>1542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64" calcext:value-type="float">
            <text:p>64</text:p>
          </table:table-cell>
          <table:table-cell office:value-type="float" office:value="2374904.03445828" calcext:value-type="float">
            <text:p>2374904.03445828</text:p>
          </table:table-cell>
          <table:table-cell office:value-type="float" office:value="13456808.1134319" calcext:value-type="float">
            <text:p>13456808.1134319</text:p>
          </table:table-cell>
          <table:table-cell office:value-type="float" office:value="421.069645548057" calcext:value-type="float">
            <text:p>421.069645548057</text:p>
          </table:table-cell>
          <table:table-cell office:value-type="float" office:value="264" calcext:value-type="float">
            <text:p>264</text:p>
          </table:table-cell>
          <table:table-cell office:value-type="float" office:value="35" calcext:value-type="float">
            <text:p>35</text:p>
          </table:table-cell>
          <table:table-cell office:value-type="float" office:value="69822" calcext:value-type="float">
            <text:p>69822</text:p>
          </table:table-cell>
          <table:table-cell office:value-type="float" office:value="2385.88732021059" calcext:value-type="float">
            <text:p>2385.88732021059</text:p>
          </table:table-cell>
          <table:table-cell office:value-type="float" office:value="5.66625342253098" calcext:value-type="float">
            <text:p>5.66625342253098</text:p>
          </table:table-cell>
          <table:table-cell office:value-type="float" office:value="15263" calcext:value-type="float">
            <text:p>1526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128" calcext:value-type="float">
            <text:p>128</text:p>
          </table:table-cell>
          <table:table-cell office:value-type="float" office:value="1546193.7756735" calcext:value-type="float">
            <text:p>1546193.7756735</text:p>
          </table:table-cell>
          <table:table-cell office:value-type="float" office:value="6339521.56305486" calcext:value-type="float">
            <text:p>6339521.56305486</text:p>
          </table:table-cell>
          <table:table-cell office:value-type="float" office:value="646.749466808851" calcext:value-type="float">
            <text:p>646.749466808851</text:p>
          </table:table-cell>
          <table:table-cell office:value-type="float" office:value="443" calcext:value-type="float">
            <text:p>443</text:p>
          </table:table-cell>
          <table:table-cell office:value-type="float" office:value="37" calcext:value-type="float">
            <text:p>37</text:p>
          </table:table-cell>
          <table:table-cell office:value-type="float" office:value="84846" calcext:value-type="float">
            <text:p>84846</text:p>
          </table:table-cell>
          <table:table-cell office:value-type="float" office:value="2651.72597072641" calcext:value-type="float">
            <text:p>2651.72597072641</text:p>
          </table:table-cell>
          <table:table-cell office:value-type="float" office:value="4.10008219072895" calcext:value-type="float">
            <text:p>4.10008219072895</text:p>
          </table:table-cell>
          <table:table-cell office:value-type="float" office:value="15004" calcext:value-type="float">
            <text:p>1500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256" calcext:value-type="float">
            <text:p>256</text:p>
          </table:table-cell>
          <table:table-cell office:value-type="float" office:value="857401.715693349" calcext:value-type="float">
            <text:p>857401.715693349</text:p>
          </table:table-cell>
          <table:table-cell office:value-type="float" office:value="2687058.73674288" calcext:value-type="float">
            <text:p>2687058.73674288</text:p>
          </table:table-cell>
          <table:table-cell office:value-type="float" office:value="1166.31443779108" calcext:value-type="float">
            <text:p>1166.31443779108</text:p>
          </table:table-cell>
          <table:table-cell office:value-type="float" office:value="798" calcext:value-type="float">
            <text:p>798</text:p>
          </table:table-cell>
          <table:table-cell office:value-type="float" office:value="35" calcext:value-type="float">
            <text:p>35</text:p>
          </table:table-cell>
          <table:table-cell office:value-type="float" office:value="125013" calcext:value-type="float">
            <text:p>125013</text:p>
          </table:table-cell>
          <table:table-cell office:value-type="float" office:value="3655.17743024527" calcext:value-type="float">
            <text:p>3655.17743024527</text:p>
          </table:table-cell>
          <table:table-cell office:value-type="float" office:value="3.1339553998559" calcext:value-type="float">
            <text:p>3.1339553998559</text:p>
          </table:table-cell>
          <table:table-cell office:value-type="float" office:value="15030" calcext:value-type="float">
            <text:p>1503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512" calcext:value-type="float">
            <text:p>512</text:p>
          </table:table-cell>
          <table:table-cell office:value-type="float" office:value="462818.408033772" calcext:value-type="float">
            <text:p>462818.408033772</text:p>
          </table:table-cell>
          <table:table-cell office:value-type="float" office:value="1050119.66577533" calcext:value-type="float">
            <text:p>1050119.66577533</text:p>
          </table:table-cell>
          <table:table-cell office:value-type="float" office:value="2160.67464612823" calcext:value-type="float">
            <text:p>2160.67464612823</text:p>
          </table:table-cell>
          <table:table-cell office:value-type="float" office:value="1498" calcext:value-type="float">
            <text:p>1498</text:p>
          </table:table-cell>
          <table:table-cell office:value-type="float" office:value="35" calcext:value-type="float">
            <text:p>35</text:p>
          </table:table-cell>
          <table:table-cell office:value-type="float" office:value="110703" calcext:value-type="float">
            <text:p>110703</text:p>
          </table:table-cell>
          <table:table-cell office:value-type="float" office:value="4902.49933420071" calcext:value-type="float">
            <text:p>4902.49933420071</text:p>
          </table:table-cell>
          <table:table-cell office:value-type="float" office:value="2.2689669372414" calcext:value-type="float">
            <text:p>2.2689669372414</text:p>
          </table:table-cell>
          <table:table-cell office:value-type="float" office:value="14412" calcext:value-type="float">
            <text:p>1441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1024" calcext:value-type="float">
            <text:p>1024</text:p>
          </table:table-cell>
          <table:table-cell office:value-type="float" office:value="225467.989098118" calcext:value-type="float">
            <text:p>225467.989098118</text:p>
          </table:table-cell>
          <table:table-cell office:value-type="float" office:value="383475.33985036" calcext:value-type="float">
            <text:p>383475.33985036</text:p>
          </table:table-cell>
          <table:table-cell office:value-type="float" office:value="4435.21940298507" calcext:value-type="float">
            <text:p>4435.21940298507</text:p>
          </table:table-cell>
          <table:table-cell office:value-type="float" office:value="3088.5" calcext:value-type="float">
            <text:p>3088.5</text:p>
          </table:table-cell>
          <table:table-cell office:value-type="float" office:value="43" calcext:value-type="float">
            <text:p>43</text:p>
          </table:table-cell>
          <table:table-cell office:value-type="float" office:value="133948" calcext:value-type="float">
            <text:p>133948</text:p>
          </table:table-cell>
          <table:table-cell office:value-type="float" office:value="7543.40904300375" calcext:value-type="float">
            <text:p>7543.40904300375</text:p>
          </table:table-cell>
          <table:table-cell office:value-type="float" office:value="1.70079726787061" calcext:value-type="float">
            <text:p>1.70079726787061</text:p>
          </table:table-cell>
          <table:table-cell office:value-type="float" office:value="13400" calcext:value-type="float">
            <text:p>1340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2048" calcext:value-type="float">
            <text:p>2048</text:p>
          </table:table-cell>
          <table:table-cell office:value-type="float" office:value="114554.696168369" calcext:value-type="float">
            <text:p>114554.696168369</text:p>
          </table:table-cell>
          <table:table-cell office:value-type="float" office:value="157848.014199824" calcext:value-type="float">
            <text:p>157848.014199824</text:p>
          </table:table-cell>
          <table:table-cell office:value-type="float" office:value="8729.45443048647" calcext:value-type="float">
            <text:p>8729.45443048647</text:p>
          </table:table-cell>
          <table:table-cell office:value-type="float" office:value="6047" calcext:value-type="float">
            <text:p>6047</text:p>
          </table:table-cell>
          <table:table-cell office:value-type="float" office:value="47" calcext:value-type="float">
            <text:p>47</text:p>
          </table:table-cell>
          <table:table-cell office:value-type="float" office:value="158210" calcext:value-type="float">
            <text:p>158210</text:p>
          </table:table-cell>
          <table:table-cell office:value-type="float" office:value="12028.5513644496" calcext:value-type="float">
            <text:p>12028.5513644496</text:p>
          </table:table-cell>
          <table:table-cell office:value-type="float" office:value="1.37792704690014" calcext:value-type="float">
            <text:p>1.37792704690014</text:p>
          </table:table-cell>
          <table:table-cell office:value-type="float" office:value="11861" calcext:value-type="float">
            <text:p>1186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4096" calcext:value-type="float">
            <text:p>4096</text:p>
          </table:table-cell>
          <table:table-cell office:value-type="float" office:value="57168.3770247446" calcext:value-type="float">
            <text:p>57168.3770247446</text:p>
          </table:table-cell>
          <table:table-cell office:value-type="float" office:value="62290.6940119727" calcext:value-type="float">
            <text:p>62290.6940119727</text:p>
          </table:table-cell>
          <table:table-cell office:value-type="float" office:value="17492.1880249838" calcext:value-type="float">
            <text:p>17492.1880249838</text:p>
          </table:table-cell>
          <table:table-cell office:value-type="float" office:value="12368" calcext:value-type="float">
            <text:p>12368</text:p>
          </table:table-cell>
          <table:table-cell office:value-type="float" office:value="65" calcext:value-type="float">
            <text:p>65</text:p>
          </table:table-cell>
          <table:table-cell office:value-type="float" office:value="204404" calcext:value-type="float">
            <text:p>204404</text:p>
          </table:table-cell>
          <table:table-cell office:value-type="float" office:value="19059.4973754903" calcext:value-type="float">
            <text:p>19059.4973754903</text:p>
          </table:table-cell>
          <table:table-cell office:value-type="float" office:value="1.08960053186416" calcext:value-type="float">
            <text:p>1.08960053186416</text:p>
          </table:table-cell>
          <table:table-cell office:value-type="float" office:value="9286" calcext:value-type="float">
            <text:p>928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8192" calcext:value-type="float">
            <text:p>8192</text:p>
          </table:table-cell>
          <table:table-cell office:value-type="float" office:value="30018.2369434418" calcext:value-type="float">
            <text:p>30018.2369434418</text:p>
          </table:table-cell>
          <table:table-cell office:value-type="float" office:value="26862.6786084632" calcext:value-type="float">
            <text:p>26862.6786084632</text:p>
          </table:table-cell>
          <table:table-cell office:value-type="float" office:value="33313.0823733628" calcext:value-type="float">
            <text:p>33313.0823733628</text:p>
          </table:table-cell>
          <table:table-cell office:value-type="float" office:value="25232" calcext:value-type="float">
            <text:p>25232</text:p>
          </table:table-cell>
          <table:table-cell office:value-type="float" office:value="85" calcext:value-type="float">
            <text:p>85</text:p>
          </table:table-cell>
          <table:table-cell office:value-type="float" office:value="309751" calcext:value-type="float">
            <text:p>309751</text:p>
          </table:table-cell>
          <table:table-cell office:value-type="float" office:value="29811.1653572117" calcext:value-type="float">
            <text:p>29811.1653572117</text:p>
          </table:table-cell>
          <table:table-cell office:value-type="float" office:value="0.894878625252906" calcext:value-type="float">
            <text:p>0.894878625252906</text:p>
          </table:table-cell>
          <table:table-cell office:value-type="float" office:value="6337" calcext:value-type="float">
            <text:p>633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16384" calcext:value-type="float">
            <text:p>16384</text:p>
          </table:table-cell>
          <table:table-cell office:value-type="float" office:value="15042.2445047605" calcext:value-type="float">
            <text:p>15042.2445047605</text:p>
          </table:table-cell>
          <table:table-cell office:value-type="float" office:value="12046.5277422089" calcext:value-type="float">
            <text:p>12046.5277422089</text:p>
          </table:table-cell>
          <table:table-cell office:value-type="float" office:value="66479.4405970149" calcext:value-type="float">
            <text:p>66479.4405970149</text:p>
          </table:table-cell>
          <table:table-cell office:value-type="float" office:value="55786.5" calcext:value-type="float">
            <text:p>55786.5</text:p>
          </table:table-cell>
          <table:table-cell office:value-type="float" office:value="132" calcext:value-type="float">
            <text:p>132</text:p>
          </table:table-cell>
          <table:table-cell office:value-type="float" office:value="390388" calcext:value-type="float">
            <text:p>390388</text:p>
          </table:table-cell>
          <table:table-cell office:value-type="float" office:value="53239.8223672686" calcext:value-type="float">
            <text:p>53239.8223672686</text:p>
          </table:table-cell>
          <table:table-cell office:value-type="float" office:value="0.800846425438471" calcext:value-type="float">
            <text:p>0.800846425438471</text:p>
          </table:table-cell>
          <table:table-cell office:value-type="float" office:value="3350" calcext:value-type="float">
            <text:p>335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32768" calcext:value-type="float">
            <text:p>32768</text:p>
          </table:table-cell>
          <table:table-cell office:value-type="float" office:value="5700.04285452467" calcext:value-type="float">
            <text:p>5700.04285452467</text:p>
          </table:table-cell>
          <table:table-cell office:value-type="float" office:value="5431.42493952047" calcext:value-type="float">
            <text:p>5431.42493952047</text:p>
          </table:table-cell>
          <table:table-cell office:value-type="float" office:value="175437.277494538" calcext:value-type="float">
            <text:p>175437.277494538</text:p>
          </table:table-cell>
          <table:table-cell office:value-type="float" office:value="122074" calcext:value-type="float">
            <text:p>122074</text:p>
          </table:table-cell>
          <table:table-cell office:value-type="float" office:value="263" calcext:value-type="float">
            <text:p>263</text:p>
          </table:table-cell>
          <table:table-cell office:value-type="float" office:value="961724" calcext:value-type="float">
            <text:p>961724</text:p>
          </table:table-cell>
          <table:table-cell office:value-type="float" office:value="167169.691285569" calcext:value-type="float">
            <text:p>167169.691285569</text:p>
          </table:table-cell>
          <table:table-cell office:value-type="float" office:value="0.952874404305405" calcext:value-type="float">
            <text:p>0.952874404305405</text:p>
          </table:table-cell>
          <table:table-cell office:value-type="float" office:value="1373" calcext:value-type="float">
            <text:p>137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65536" calcext:value-type="float">
            <text:p>65536</text:p>
          </table:table-cell>
          <table:table-cell office:value-type="float" office:value="2883.15840124905" calcext:value-type="float">
            <text:p>2883.15840124905</text:p>
          </table:table-cell>
          <table:table-cell office:value-type="float" office:value="2345.45091354935" calcext:value-type="float">
            <text:p>2345.45091354935</text:p>
          </table:table-cell>
          <table:table-cell office:value-type="float" office:value="346841.852173913" calcext:value-type="float">
            <text:p>346841.852173913</text:p>
          </table:table-cell>
          <table:table-cell office:value-type="float" office:value="248336.5" calcext:value-type="float">
            <text:p>248336.5</text:p>
          </table:table-cell>
          <table:table-cell office:value-type="float" office:value="637" calcext:value-type="float">
            <text:p>637</text:p>
          </table:table-cell>
          <table:table-cell office:value-type="float" office:value="1234787" calcext:value-type="float">
            <text:p>1234787</text:p>
          </table:table-cell>
          <table:table-cell office:value-type="float" office:value="282156.033704574" calcext:value-type="float">
            <text:p>282156.033704574</text:p>
          </table:table-cell>
          <table:table-cell office:value-type="float" office:value="0.813500539038454" calcext:value-type="float">
            <text:p>0.813500539038454</text:p>
          </table:table-cell>
          <table:table-cell office:value-type="float" office:value="690" calcext:value-type="float">
            <text:p>69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306.88425246916" calcext:value-type="float">
            <text:p>1306.88425246916</text:p>
          </table:table-cell>
          <table:table-cell office:value-type="float" office:value="1436.93708567601" calcext:value-type="float">
            <text:p>1436.93708567601</text:p>
          </table:table-cell>
          <table:table-cell office:value-type="float" office:value="765178.705084746" calcext:value-type="float">
            <text:p>765178.705084746</text:p>
          </table:table-cell>
          <table:table-cell office:value-type="float" office:value="549325" calcext:value-type="float">
            <text:p>549325</text:p>
          </table:table-cell>
          <table:table-cell office:value-type="float" office:value="2543" calcext:value-type="float">
            <text:p>2543</text:p>
          </table:table-cell>
          <table:table-cell office:value-type="float" office:value="4235982" calcext:value-type="float">
            <text:p>4235982</text:p>
          </table:table-cell>
          <table:table-cell office:value-type="float" office:value="841324.437438476" calcext:value-type="float">
            <text:p>841324.437438476</text:p>
          </table:table-cell>
          <table:table-cell office:value-type="float" office:value="1.09951365850582" calcext:value-type="float">
            <text:p>1.09951365850582</text:p>
          </table:table-cell>
          <table:table-cell office:value-type="float" office:value="295" calcext:value-type="float">
            <text:p>29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262144" calcext:value-type="float">
            <text:p>262144</text:p>
          </table:table-cell>
          <table:table-cell office:value-type="float" office:value="549.169929651332" calcext:value-type="float">
            <text:p>549.169929651332</text:p>
          </table:table-cell>
          <table:table-cell office:value-type="float" office:value="548.905782635661" calcext:value-type="float">
            <text:p>548.905782635661</text:p>
          </table:table-cell>
          <table:table-cell office:value-type="float" office:value="1820930" calcext:value-type="float">
            <text:p>1820930</text:p>
          </table:table-cell>
          <table:table-cell office:value-type="float" office:value="1059337" calcext:value-type="float">
            <text:p>1059337</text:p>
          </table:table-cell>
          <table:table-cell office:value-type="float" office:value="4476" calcext:value-type="float">
            <text:p>4476</text:p>
          </table:table-cell>
          <table:table-cell office:value-type="float" office:value="5829181" calcext:value-type="float">
            <text:p>5829181</text:p>
          </table:table-cell>
          <table:table-cell office:value-type="float" office:value="1820054.14500635" calcext:value-type="float">
            <text:p>1820054.14500635</text:p>
          </table:table-cell>
          <table:table-cell office:value-type="float" office:value="0.999519006774754" calcext:value-type="float">
            <text:p>0.999519006774754</text:p>
          </table:table-cell>
          <table:table-cell office:value-type="float" office:value="135" calcext:value-type="float">
            <text:p>13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1.686113222853" calcext:value-type="float">
            <text:p>191.686113222853</text:p>
          </table:table-cell>
          <table:table-cell office:value-type="float" office:value="189.972413581968" calcext:value-type="float">
            <text:p>189.972413581968</text:p>
          </table:table-cell>
          <table:table-cell office:value-type="float" office:value="5216862" calcext:value-type="float">
            <text:p>5216862</text:p>
          </table:table-cell>
          <table:table-cell office:value-type="float" office:value="4062076" calcext:value-type="float">
            <text:p>4062076</text:p>
          </table:table-cell>
          <table:table-cell office:value-type="float" office:value="118095" calcext:value-type="float">
            <text:p>118095</text:p>
          </table:table-cell>
          <table:table-cell office:value-type="float" office:value="28913462" calcext:value-type="float">
            <text:p>28913462</text:p>
          </table:table-cell>
          <table:table-cell office:value-type="float" office:value="5170222.55186453" calcext:value-type="float">
            <text:p>5170222.55186453</text:p>
          </table:table-cell>
          <table:table-cell office:value-type="float" office:value="0.991059865464053" calcext:value-type="float">
            <text:p>0.99105986546405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5.8824731402651" calcext:value-type="float">
            <text:p>85.8824731402651</text:p>
          </table:table-cell>
          <table:table-cell office:value-type="float" office:value="123.887857154773" calcext:value-type="float">
            <text:p>123.887857154773</text:p>
          </table:table-cell>
          <table:table-cell office:value-type="float" office:value="11643819.32" calcext:value-type="float">
            <text:p>11643819.32</text:p>
          </table:table-cell>
          <table:table-cell office:value-type="float" office:value="3546549" calcext:value-type="float">
            <text:p>3546549</text:p>
          </table:table-cell>
          <table:table-cell office:value-type="float" office:value="63801" calcext:value-type="float">
            <text:p>63801</text:p>
          </table:table-cell>
          <table:table-cell office:value-type="float" office:value="67028410" calcext:value-type="float">
            <text:p>67028410</text:p>
          </table:table-cell>
          <table:table-cell office:value-type="float" office:value="16796533.3543223" calcext:value-type="float">
            <text:p>16796533.3543223</text:p>
          </table:table-cell>
          <table:table-cell office:value-type="float" office:value="1.44252782465215" calcext:value-type="float">
            <text:p>1.4425278246521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</table:table-row>
      </table:table>
      <table:table table:name="Graph" table:style-name="ta1">
        <table:shapes>
          <draw:frame draw:z-index="0" draw:style-name="gr1" draw:text-style-name="P1" svg:width="6.2988in" svg:height="3.5429in" svg:x="0.9283in" svg:y="0.0394in">
            <draw:object draw:notify-on-update-of-ranges="random_update.B2:random_update.B17 random_update.A2:random_update.A2 random_update.C2:random_update.C17 random_update.B18:random_update.B33 random_update.A18:random_update.A18 random_update.C18:random_update.C33 random_update.B34:random_update.B49 random_update.A34:random_update.A34 random_update.C34:random_update.C49 random_update.B50:random_update.B65 random_update.A50:random_update.A50 random_update.C50:random_update.C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0004in" svg:y="0.0004in">
            <draw:object draw:notify-on-update-of-ranges="random_update.B2:random_update.B17 random_update.A2:random_update.A2 random_update.C2:random_update.C17 random_update.B18:random_update.B33 random_update.A18:random_update.A18 random_update.C18:random_update.C33 random_update.B34:random_update.B49 random_update.A34:random_update.A34 random_update.C34:random_update.C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random_update.A2:random_update.K8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22:50:27.38660559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8T22:50:58.869276044</dc:date>
    <meta:editing-duration>PT25M1S</meta:editing-duration>
    <meta:editing-cycles>9</meta:editing-cycles>
    <meta:generator>LibreOffice/7.2.0.4$Linux_X86_64 LibreOffice_project/20$Build-4</meta:generator>
    <meta:document-statistic meta:table-count="2" meta:cell-count="80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Random element update</text:p>
        </chart:title>
        <chart:legend chart:legend-position="end" svg:x="10.026cm" svg:y="3.454cm" style:legend-expansion="high" chart:style-name="ch3"/>
        <chart:plot-area chart:style-name="ch4" table:cell-range-address="random_update.B2:random_update.C17 random_update.A2:random_update.A2 random_update.A18:random_update.A18 random_update.C18:random_update.C65 random_update.A34:random_update.A34 random_update.A50:random_update.A50" chart:data-source-has-labels="row" svg:x="1.331cm" svg:y="1.275cm" svg:width="8.375cm" svg:height="6.564cm">
          <chart:coordinate-region svg:x="2.878cm" svg:y="1.275cm" svg:width="6.687cm" svg:height="4.919cm"/>
          <chart:axis chart:dimension="x" chart:name="primary-x" chart:style-name="ch5">
            <chart:title svg:x="4.402cm" svg:y="8.019cm" chart:style-name="ch6">
              <text:p>Collection size</text:p>
            </chart:title>
            <chart:grid chart:style-name="ch7" chart:class="major"/>
          </chart:axis>
          <chart:axis chart:dimension="y" chart:name="primary-y" chart:style-name="ch8">
            <chart:title svg:x="0.451cm" svg:y="5.831cm" chart:style-name="ch9">
              <text:p>Calls per second</text:p>
            </chart:title>
            <chart:grid chart:style-name="ch7" chart:class="major"/>
          </chart:axis>
          <chart:series chart:style-name="ch10" chart:values-cell-range-address="random_update.C2:random_update.C17" chart:label-cell-address="random_update.A2:random_update.A2" chart:class="chart:scatter">
            <chart:domain table:cell-range-address="random_update.B2:random_update.B17"/>
            <chart:data-point chart:repeated="16"/>
          </chart:series>
          <chart:series chart:style-name="ch11" chart:values-cell-range-address="random_update.C18:random_update.C33" chart:label-cell-address="random_update.A18:random_update.A18" chart:class="chart:scatter">
            <chart:domain table:cell-range-address="random_update.B18:random_update.B33"/>
            <chart:data-point chart:repeated="16"/>
          </chart:series>
          <chart:series chart:style-name="ch12" chart:values-cell-range-address="random_update.C34:random_update.C49" chart:label-cell-address="random_update.A34:random_update.A34" chart:class="chart:scatter">
            <chart:domain table:cell-range-address="random_update.B34:random_update.B49"/>
            <chart:data-point chart:repeated="16"/>
          </chart:series>
          <chart:series chart:style-name="ch13" chart:values-cell-range-address="random_update.C50:random_update.C65" chart:label-cell-address="random_update.A50:random_update.A50" chart:class="chart:scatter">
            <chart:domain table:cell-range-address="random_update.B50:random_update.B65"/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rays.replace/3 (ErlangArray)</text:p>
                <draw:g>
                  <svg:desc>random_update.A2:random_update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replace/3 (MapArray)</text:p>
                <draw:g>
                  <svg:desc>random_update.A18:random_update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replace/3 (RRBVector)</text:p>
                <draw:g>
                  <svg:desc>random_update.A34:random_update.A3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ist.replace_at/3</text:p>
                <draw:g>
                  <svg:desc>random_update.A50:random_update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random_update.B2:random_update.B17</svg:desc>
                </draw:g>
              </table:table-cell>
              <table:table-cell office:value-type="float" office:value="2185541.54602346">
                <text:p>2185541.54602346</text:p>
                <draw:g>
                  <svg:desc>random_update.C2:random_update.C17</svg:desc>
                </draw:g>
              </table:table-cell>
              <table:table-cell office:value-type="float" office:value="32">
                <text:p>32</text:p>
                <draw:g>
                  <svg:desc>random_update.B18:random_update.B33</svg:desc>
                </draw:g>
              </table:table-cell>
              <table:table-cell office:value-type="float" office:value="2048238.5548996">
                <text:p>2048238.5548996</text:p>
                <draw:g>
                  <svg:desc>random_update.C18:random_update.C33</svg:desc>
                </draw:g>
              </table:table-cell>
              <table:table-cell office:value-type="float" office:value="32">
                <text:p>32</text:p>
                <draw:g>
                  <svg:desc>random_update.B34:random_update.B49</svg:desc>
                </draw:g>
              </table:table-cell>
              <table:table-cell office:value-type="float" office:value="480289.816459061">
                <text:p>480289.816459061</text:p>
                <draw:g>
                  <svg:desc>random_update.C34:random_update.C49</svg:desc>
                </draw:g>
              </table:table-cell>
              <table:table-cell office:value-type="float" office:value="32">
                <text:p>32</text:p>
                <draw:g>
                  <svg:desc>random_update.B50:random_update.B65</svg:desc>
                </draw:g>
              </table:table-cell>
              <table:table-cell office:value-type="float" office:value="3659348.7597253">
                <text:p>3659348.7597253</text:p>
                <draw:g>
                  <svg:desc>random_update.C50:random_update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3495734.24866285">
                <text:p>3495734.24866285</text:p>
              </table:table-cell>
              <table:table-cell office:value-type="float" office:value="64">
                <text:p>64</text:p>
              </table:table-cell>
              <table:table-cell office:value-type="float" office:value="3189225.34545926">
                <text:p>3189225.34545926</text:p>
              </table:table-cell>
              <table:table-cell office:value-type="float" office:value="64">
                <text:p>64</text:p>
              </table:table-cell>
              <table:table-cell office:value-type="float" office:value="447919.069794637">
                <text:p>447919.069794637</text:p>
              </table:table-cell>
              <table:table-cell office:value-type="float" office:value="64">
                <text:p>64</text:p>
              </table:table-cell>
              <table:table-cell office:value-type="float" office:value="2374904.03445828">
                <text:p>2374904.03445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3407748.02816146">
                <text:p>3407748.02816146</text:p>
              </table:table-cell>
              <table:table-cell office:value-type="float" office:value="128">
                <text:p>128</text:p>
              </table:table-cell>
              <table:table-cell office:value-type="float" office:value="3170714.75909019">
                <text:p>3170714.75909019</text:p>
              </table:table-cell>
              <table:table-cell office:value-type="float" office:value="128">
                <text:p>128</text:p>
              </table:table-cell>
              <table:table-cell office:value-type="float" office:value="428722.335483134">
                <text:p>428722.335483134</text:p>
              </table:table-cell>
              <table:table-cell office:value-type="float" office:value="128">
                <text:p>128</text:p>
              </table:table-cell>
              <table:table-cell office:value-type="float" office:value="1546193.7756735">
                <text:p>1546193.7756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2937784.22781649">
                <text:p>2937784.22781649</text:p>
              </table:table-cell>
              <table:table-cell office:value-type="float" office:value="256">
                <text:p>256</text:p>
              </table:table-cell>
              <table:table-cell office:value-type="float" office:value="2966823.46388838">
                <text:p>2966823.46388838</text:p>
              </table:table-cell>
              <table:table-cell office:value-type="float" office:value="256">
                <text:p>256</text:p>
              </table:table-cell>
              <table:table-cell office:value-type="float" office:value="421952.315196225">
                <text:p>421952.315196225</text:p>
              </table:table-cell>
              <table:table-cell office:value-type="float" office:value="256">
                <text:p>256</text:p>
              </table:table-cell>
              <table:table-cell office:value-type="float" office:value="857401.715693349">
                <text:p>857401.715693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2631210.89122832">
                <text:p>2631210.89122832</text:p>
              </table:table-cell>
              <table:table-cell office:value-type="float" office:value="512">
                <text:p>512</text:p>
              </table:table-cell>
              <table:table-cell office:value-type="float" office:value="2586361.61143356">
                <text:p>2586361.61143356</text:p>
              </table:table-cell>
              <table:table-cell office:value-type="float" office:value="512">
                <text:p>512</text:p>
              </table:table-cell>
              <table:table-cell office:value-type="float" office:value="409761.960453056">
                <text:p>409761.960453056</text:p>
              </table:table-cell>
              <table:table-cell office:value-type="float" office:value="512">
                <text:p>512</text:p>
              </table:table-cell>
              <table:table-cell office:value-type="float" office:value="462818.408033772">
                <text:p>462818.408033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2732007.66126419">
                <text:p>2732007.66126419</text:p>
              </table:table-cell>
              <table:table-cell office:value-type="float" office:value="1024">
                <text:p>1024</text:p>
              </table:table-cell>
              <table:table-cell office:value-type="float" office:value="2626037.18203586">
                <text:p>2626037.18203586</text:p>
              </table:table-cell>
              <table:table-cell office:value-type="float" office:value="1024">
                <text:p>1024</text:p>
              </table:table-cell>
              <table:table-cell office:value-type="float" office:value="391710.932056067">
                <text:p>391710.932056067</text:p>
              </table:table-cell>
              <table:table-cell office:value-type="float" office:value="1024">
                <text:p>1024</text:p>
              </table:table-cell>
              <table:table-cell office:value-type="float" office:value="225467.989098118">
                <text:p>225467.989098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2416606.07436789">
                <text:p>2416606.07436789</text:p>
              </table:table-cell>
              <table:table-cell office:value-type="float" office:value="2048">
                <text:p>2048</text:p>
              </table:table-cell>
              <table:table-cell office:value-type="float" office:value="2463625.17646719">
                <text:p>2463625.17646719</text:p>
              </table:table-cell>
              <table:table-cell office:value-type="float" office:value="2048">
                <text:p>2048</text:p>
              </table:table-cell>
              <table:table-cell office:value-type="float" office:value="369126.929177094">
                <text:p>369126.929177094</text:p>
              </table:table-cell>
              <table:table-cell office:value-type="float" office:value="2048">
                <text:p>2048</text:p>
              </table:table-cell>
              <table:table-cell office:value-type="float" office:value="114554.696168369">
                <text:p>114554.6961683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2096966.29846833">
                <text:p>2096966.29846833</text:p>
              </table:table-cell>
              <table:table-cell office:value-type="float" office:value="4096">
                <text:p>4096</text:p>
              </table:table-cell>
              <table:table-cell office:value-type="float" office:value="2246596.38260579">
                <text:p>2246596.38260579</text:p>
              </table:table-cell>
              <table:table-cell office:value-type="float" office:value="4096">
                <text:p>4096</text:p>
              </table:table-cell>
              <table:table-cell office:value-type="float" office:value="324965.067388328">
                <text:p>324965.067388328</text:p>
              </table:table-cell>
              <table:table-cell office:value-type="float" office:value="4096">
                <text:p>4096</text:p>
              </table:table-cell>
              <table:table-cell office:value-type="float" office:value="57168.3770247446">
                <text:p>57168.3770247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2039628.72212994">
                <text:p>2039628.72212994</text:p>
              </table:table-cell>
              <table:table-cell office:value-type="float" office:value="8192">
                <text:p>8192</text:p>
              </table:table-cell>
              <table:table-cell office:value-type="float" office:value="1995811.4920619">
                <text:p>1995811.4920619</text:p>
              </table:table-cell>
              <table:table-cell office:value-type="float" office:value="8192">
                <text:p>8192</text:p>
              </table:table-cell>
              <table:table-cell office:value-type="float" office:value="313331.029689939">
                <text:p>313331.029689939</text:p>
              </table:table-cell>
              <table:table-cell office:value-type="float" office:value="8192">
                <text:p>8192</text:p>
              </table:table-cell>
              <table:table-cell office:value-type="float" office:value="30018.2369434418">
                <text:p>30018.2369434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84">
                <text:p>16384</text:p>
              </table:table-cell>
              <table:table-cell office:value-type="float" office:value="1765551.9201378">
                <text:p>1765551.9201378</text:p>
              </table:table-cell>
              <table:table-cell office:value-type="float" office:value="16384">
                <text:p>16384</text:p>
              </table:table-cell>
              <table:table-cell office:value-type="float" office:value="1747038.17889206">
                <text:p>1747038.17889206</text:p>
              </table:table-cell>
              <table:table-cell office:value-type="float" office:value="16384">
                <text:p>16384</text:p>
              </table:table-cell>
              <table:table-cell office:value-type="float" office:value="296922.87805881">
                <text:p>296922.87805881</text:p>
              </table:table-cell>
              <table:table-cell office:value-type="float" office:value="16384">
                <text:p>16384</text:p>
              </table:table-cell>
              <table:table-cell office:value-type="float" office:value="15042.2445047605">
                <text:p>15042.2445047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768">
                <text:p>32768</text:p>
              </table:table-cell>
              <table:table-cell office:value-type="float" office:value="538238.860100732">
                <text:p>538238.860100732</text:p>
              </table:table-cell>
              <table:table-cell office:value-type="float" office:value="32768">
                <text:p>32768</text:p>
              </table:table-cell>
              <table:table-cell office:value-type="float" office:value="377416.799576583">
                <text:p>377416.799576583</text:p>
              </table:table-cell>
              <table:table-cell office:value-type="float" office:value="32768">
                <text:p>32768</text:p>
              </table:table-cell>
              <table:table-cell office:value-type="float" office:value="283094.864687901">
                <text:p>283094.864687901</text:p>
              </table:table-cell>
              <table:table-cell office:value-type="float" office:value="32768">
                <text:p>32768</text:p>
              </table:table-cell>
              <table:table-cell office:value-type="float" office:value="5700.04285452467">
                <text:p>5700.04285452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536">
                <text:p>65536</text:p>
              </table:table-cell>
              <table:table-cell office:value-type="float" office:value="324730.725969056">
                <text:p>324730.725969056</text:p>
              </table:table-cell>
              <table:table-cell office:value-type="float" office:value="65536">
                <text:p>65536</text:p>
              </table:table-cell>
              <table:table-cell office:value-type="float" office:value="326882.31968555">
                <text:p>326882.31968555</text:p>
              </table:table-cell>
              <table:table-cell office:value-type="float" office:value="65536">
                <text:p>65536</text:p>
              </table:table-cell>
              <table:table-cell office:value-type="float" office:value="276758.792223533">
                <text:p>276758.792223533</text:p>
              </table:table-cell>
              <table:table-cell office:value-type="float" office:value="65536">
                <text:p>65536</text:p>
              </table:table-cell>
              <table:table-cell office:value-type="float" office:value="2883.15840124905">
                <text:p>2883.158401249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072">
                <text:p>131072</text:p>
              </table:table-cell>
              <table:table-cell office:value-type="float" office:value="271424.568178184">
                <text:p>271424.568178184</text:p>
              </table:table-cell>
              <table:table-cell office:value-type="float" office:value="131072">
                <text:p>131072</text:p>
              </table:table-cell>
              <table:table-cell office:value-type="float" office:value="298802.829319905">
                <text:p>298802.829319905</text:p>
              </table:table-cell>
              <table:table-cell office:value-type="float" office:value="131072">
                <text:p>131072</text:p>
              </table:table-cell>
              <table:table-cell office:value-type="float" office:value="256725.971608815">
                <text:p>256725.971608815</text:p>
              </table:table-cell>
              <table:table-cell office:value-type="float" office:value="131072">
                <text:p>131072</text:p>
              </table:table-cell>
              <table:table-cell office:value-type="float" office:value="1306.88425246916">
                <text:p>1306.884252469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144">
                <text:p>262144</text:p>
              </table:table-cell>
              <table:table-cell office:value-type="float" office:value="247439.13123616">
                <text:p>247439.13123616</text:p>
              </table:table-cell>
              <table:table-cell office:value-type="float" office:value="262144">
                <text:p>262144</text:p>
              </table:table-cell>
              <table:table-cell office:value-type="float" office:value="239977.863266491">
                <text:p>239977.863266491</text:p>
              </table:table-cell>
              <table:table-cell office:value-type="float" office:value="262144">
                <text:p>262144</text:p>
              </table:table-cell>
              <table:table-cell office:value-type="float" office:value="227988.289273072">
                <text:p>227988.289273072</text:p>
              </table:table-cell>
              <table:table-cell office:value-type="float" office:value="262144">
                <text:p>262144</text:p>
              </table:table-cell>
              <table:table-cell office:value-type="float" office:value="549.169929651332">
                <text:p>549.1699296513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4288">
                <text:p>524288</text:p>
              </table:table-cell>
              <table:table-cell office:value-type="float" office:value="202648.224241039">
                <text:p>202648.224241039</text:p>
              </table:table-cell>
              <table:table-cell office:value-type="float" office:value="524288">
                <text:p>524288</text:p>
              </table:table-cell>
              <table:table-cell office:value-type="float" office:value="225382.911179951">
                <text:p>225382.911179951</text:p>
              </table:table-cell>
              <table:table-cell office:value-type="float" office:value="524288">
                <text:p>524288</text:p>
              </table:table-cell>
              <table:table-cell office:value-type="float" office:value="216426.023959275">
                <text:p>216426.023959275</text:p>
              </table:table-cell>
              <table:table-cell office:value-type="float" office:value="524288">
                <text:p>524288</text:p>
              </table:table-cell>
              <table:table-cell office:value-type="float" office:value="191.686113222853">
                <text:p>191.6861132228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8576">
                <text:p>1048576</text:p>
              </table:table-cell>
              <table:table-cell office:value-type="float" office:value="222053.999495332">
                <text:p>222053.999495332</text:p>
              </table:table-cell>
              <table:table-cell office:value-type="float" office:value="1048576">
                <text:p>1048576</text:p>
              </table:table-cell>
              <table:table-cell office:value-type="float" office:value="227282.11909583">
                <text:p>227282.11909583</text:p>
              </table:table-cell>
              <table:table-cell office:value-type="float" office:value="1048576">
                <text:p>1048576</text:p>
              </table:table-cell>
              <table:table-cell office:value-type="float" office:value="202315.525085934">
                <text:p>202315.525085934</text:p>
              </table:table-cell>
              <table:table-cell office:value-type="float" office:value="1048576">
                <text:p>1048576</text:p>
              </table:table-cell>
              <table:table-cell office:value-type="float" office:value="85.8824731402651">
                <text:p>85.8824731402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32" chart:maximum="1048576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Random element update</text:p>
        </chart:title>
        <chart:legend chart:legend-position="end" svg:x="10.026cm" svg:y="3.703cm" style:legend-expansion="high" chart:style-name="ch3"/>
        <chart:plot-area chart:style-name="ch4" table:cell-range-address="random_update.B2:random_update.C17 random_update.A2:random_update.A2 random_update.A18:random_update.A18 random_update.C18:random_update.C49 random_update.A34:random_update.A34" chart:data-source-has-labels="row" svg:x="1.331cm" svg:y="1.275cm" svg:width="8.375cm" svg:height="6.564cm">
          <chart:coordinate-region svg:x="2.878cm" svg:y="1.474cm" svg:width="6.828cm" svg:height="5.718cm"/>
          <chart:axis chart:dimension="x" chart:name="primary-x" chart:style-name="ch5">
            <chart:title svg:x="4.402cm" svg:y="8.019cm" chart:style-name="ch6">
              <text:p>Collection size</text:p>
            </chart:title>
            <chart:grid chart:style-name="ch7" chart:class="major"/>
          </chart:axis>
          <chart:axis chart:dimension="y" chart:name="primary-y" chart:style-name="ch8">
            <chart:title svg:x="0.451cm" svg:y="5.831cm" chart:style-name="ch9">
              <text:p>Calls per second</text:p>
            </chart:title>
            <chart:grid chart:style-name="ch7" chart:class="major"/>
          </chart:axis>
          <chart:series chart:style-name="ch10" chart:values-cell-range-address="random_update.C2:random_update.C17" chart:label-cell-address="random_update.A2:random_update.A2" chart:class="chart:scatter">
            <chart:domain table:cell-range-address="random_update.B2:random_update.B17"/>
            <chart:data-point chart:repeated="16"/>
          </chart:series>
          <chart:series chart:style-name="ch11" chart:values-cell-range-address="random_update.C18:random_update.C33" chart:label-cell-address="random_update.A18:random_update.A18" chart:class="chart:scatter">
            <chart:domain table:cell-range-address="random_update.B18:random_update.B33"/>
            <chart:data-point chart:repeated="16"/>
          </chart:series>
          <chart:series chart:style-name="ch12" chart:values-cell-range-address="random_update.C34:random_update.C49" chart:label-cell-address="random_update.A34:random_update.A34" chart:class="chart:scatter">
            <chart:domain table:cell-range-address="random_update.B34:random_update.B49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rays.replace/3 (ErlangArray)</text:p>
                <draw:g>
                  <svg:desc>random_update.A2:random_update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replace/3 (MapArray)</text:p>
                <draw:g>
                  <svg:desc>random_update.A18:random_update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replace/3 (RRBVector)</text:p>
                <draw:g>
                  <svg:desc>random_update.A34:random_update.A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random_update.B2:random_update.B17</svg:desc>
                </draw:g>
              </table:table-cell>
              <table:table-cell office:value-type="float" office:value="2185541.54602346">
                <text:p>2185541.54602346</text:p>
                <draw:g>
                  <svg:desc>random_update.C2:random_update.C17</svg:desc>
                </draw:g>
              </table:table-cell>
              <table:table-cell office:value-type="float" office:value="32">
                <text:p>32</text:p>
                <draw:g>
                  <svg:desc>random_update.B18:random_update.B33</svg:desc>
                </draw:g>
              </table:table-cell>
              <table:table-cell office:value-type="float" office:value="2048238.5548996">
                <text:p>2048238.5548996</text:p>
                <draw:g>
                  <svg:desc>random_update.C18:random_update.C33</svg:desc>
                </draw:g>
              </table:table-cell>
              <table:table-cell office:value-type="float" office:value="32">
                <text:p>32</text:p>
                <draw:g>
                  <svg:desc>random_update.B34:random_update.B49</svg:desc>
                </draw:g>
              </table:table-cell>
              <table:table-cell office:value-type="float" office:value="480289.816459061">
                <text:p>480289.816459061</text:p>
                <draw:g>
                  <svg:desc>random_update.C34:random_update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3495734.24866285">
                <text:p>3495734.24866285</text:p>
              </table:table-cell>
              <table:table-cell office:value-type="float" office:value="64">
                <text:p>64</text:p>
              </table:table-cell>
              <table:table-cell office:value-type="float" office:value="3189225.34545926">
                <text:p>3189225.34545926</text:p>
              </table:table-cell>
              <table:table-cell office:value-type="float" office:value="64">
                <text:p>64</text:p>
              </table:table-cell>
              <table:table-cell office:value-type="float" office:value="447919.069794637">
                <text:p>447919.069794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3407748.02816146">
                <text:p>3407748.02816146</text:p>
              </table:table-cell>
              <table:table-cell office:value-type="float" office:value="128">
                <text:p>128</text:p>
              </table:table-cell>
              <table:table-cell office:value-type="float" office:value="3170714.75909019">
                <text:p>3170714.75909019</text:p>
              </table:table-cell>
              <table:table-cell office:value-type="float" office:value="128">
                <text:p>128</text:p>
              </table:table-cell>
              <table:table-cell office:value-type="float" office:value="428722.335483134">
                <text:p>428722.335483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2937784.22781649">
                <text:p>2937784.22781649</text:p>
              </table:table-cell>
              <table:table-cell office:value-type="float" office:value="256">
                <text:p>256</text:p>
              </table:table-cell>
              <table:table-cell office:value-type="float" office:value="2966823.46388838">
                <text:p>2966823.46388838</text:p>
              </table:table-cell>
              <table:table-cell office:value-type="float" office:value="256">
                <text:p>256</text:p>
              </table:table-cell>
              <table:table-cell office:value-type="float" office:value="421952.315196225">
                <text:p>421952.315196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2631210.89122832">
                <text:p>2631210.89122832</text:p>
              </table:table-cell>
              <table:table-cell office:value-type="float" office:value="512">
                <text:p>512</text:p>
              </table:table-cell>
              <table:table-cell office:value-type="float" office:value="2586361.61143356">
                <text:p>2586361.61143356</text:p>
              </table:table-cell>
              <table:table-cell office:value-type="float" office:value="512">
                <text:p>512</text:p>
              </table:table-cell>
              <table:table-cell office:value-type="float" office:value="409761.960453056">
                <text:p>409761.960453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2732007.66126419">
                <text:p>2732007.66126419</text:p>
              </table:table-cell>
              <table:table-cell office:value-type="float" office:value="1024">
                <text:p>1024</text:p>
              </table:table-cell>
              <table:table-cell office:value-type="float" office:value="2626037.18203586">
                <text:p>2626037.18203586</text:p>
              </table:table-cell>
              <table:table-cell office:value-type="float" office:value="1024">
                <text:p>1024</text:p>
              </table:table-cell>
              <table:table-cell office:value-type="float" office:value="391710.932056067">
                <text:p>391710.932056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2416606.07436789">
                <text:p>2416606.07436789</text:p>
              </table:table-cell>
              <table:table-cell office:value-type="float" office:value="2048">
                <text:p>2048</text:p>
              </table:table-cell>
              <table:table-cell office:value-type="float" office:value="2463625.17646719">
                <text:p>2463625.17646719</text:p>
              </table:table-cell>
              <table:table-cell office:value-type="float" office:value="2048">
                <text:p>2048</text:p>
              </table:table-cell>
              <table:table-cell office:value-type="float" office:value="369126.929177094">
                <text:p>369126.929177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2096966.29846833">
                <text:p>2096966.29846833</text:p>
              </table:table-cell>
              <table:table-cell office:value-type="float" office:value="4096">
                <text:p>4096</text:p>
              </table:table-cell>
              <table:table-cell office:value-type="float" office:value="2246596.38260579">
                <text:p>2246596.38260579</text:p>
              </table:table-cell>
              <table:table-cell office:value-type="float" office:value="4096">
                <text:p>4096</text:p>
              </table:table-cell>
              <table:table-cell office:value-type="float" office:value="324965.067388328">
                <text:p>324965.067388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2039628.72212994">
                <text:p>2039628.72212994</text:p>
              </table:table-cell>
              <table:table-cell office:value-type="float" office:value="8192">
                <text:p>8192</text:p>
              </table:table-cell>
              <table:table-cell office:value-type="float" office:value="1995811.4920619">
                <text:p>1995811.4920619</text:p>
              </table:table-cell>
              <table:table-cell office:value-type="float" office:value="8192">
                <text:p>8192</text:p>
              </table:table-cell>
              <table:table-cell office:value-type="float" office:value="313331.029689939">
                <text:p>313331.029689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84">
                <text:p>16384</text:p>
              </table:table-cell>
              <table:table-cell office:value-type="float" office:value="1765551.9201378">
                <text:p>1765551.9201378</text:p>
              </table:table-cell>
              <table:table-cell office:value-type="float" office:value="16384">
                <text:p>16384</text:p>
              </table:table-cell>
              <table:table-cell office:value-type="float" office:value="1747038.17889206">
                <text:p>1747038.17889206</text:p>
              </table:table-cell>
              <table:table-cell office:value-type="float" office:value="16384">
                <text:p>16384</text:p>
              </table:table-cell>
              <table:table-cell office:value-type="float" office:value="296922.87805881">
                <text:p>296922.878058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768">
                <text:p>32768</text:p>
              </table:table-cell>
              <table:table-cell office:value-type="float" office:value="538238.860100732">
                <text:p>538238.860100732</text:p>
              </table:table-cell>
              <table:table-cell office:value-type="float" office:value="32768">
                <text:p>32768</text:p>
              </table:table-cell>
              <table:table-cell office:value-type="float" office:value="377416.799576583">
                <text:p>377416.799576583</text:p>
              </table:table-cell>
              <table:table-cell office:value-type="float" office:value="32768">
                <text:p>32768</text:p>
              </table:table-cell>
              <table:table-cell office:value-type="float" office:value="283094.864687901">
                <text:p>283094.864687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536">
                <text:p>65536</text:p>
              </table:table-cell>
              <table:table-cell office:value-type="float" office:value="324730.725969056">
                <text:p>324730.725969056</text:p>
              </table:table-cell>
              <table:table-cell office:value-type="float" office:value="65536">
                <text:p>65536</text:p>
              </table:table-cell>
              <table:table-cell office:value-type="float" office:value="326882.31968555">
                <text:p>326882.31968555</text:p>
              </table:table-cell>
              <table:table-cell office:value-type="float" office:value="65536">
                <text:p>65536</text:p>
              </table:table-cell>
              <table:table-cell office:value-type="float" office:value="276758.792223533">
                <text:p>276758.792223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072">
                <text:p>131072</text:p>
              </table:table-cell>
              <table:table-cell office:value-type="float" office:value="271424.568178184">
                <text:p>271424.568178184</text:p>
              </table:table-cell>
              <table:table-cell office:value-type="float" office:value="131072">
                <text:p>131072</text:p>
              </table:table-cell>
              <table:table-cell office:value-type="float" office:value="298802.829319905">
                <text:p>298802.829319905</text:p>
              </table:table-cell>
              <table:table-cell office:value-type="float" office:value="131072">
                <text:p>131072</text:p>
              </table:table-cell>
              <table:table-cell office:value-type="float" office:value="256725.971608815">
                <text:p>256725.971608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144">
                <text:p>262144</text:p>
              </table:table-cell>
              <table:table-cell office:value-type="float" office:value="247439.13123616">
                <text:p>247439.13123616</text:p>
              </table:table-cell>
              <table:table-cell office:value-type="float" office:value="262144">
                <text:p>262144</text:p>
              </table:table-cell>
              <table:table-cell office:value-type="float" office:value="239977.863266491">
                <text:p>239977.863266491</text:p>
              </table:table-cell>
              <table:table-cell office:value-type="float" office:value="262144">
                <text:p>262144</text:p>
              </table:table-cell>
              <table:table-cell office:value-type="float" office:value="227988.289273072">
                <text:p>227988.289273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4288">
                <text:p>524288</text:p>
              </table:table-cell>
              <table:table-cell office:value-type="float" office:value="202648.224241039">
                <text:p>202648.224241039</text:p>
              </table:table-cell>
              <table:table-cell office:value-type="float" office:value="524288">
                <text:p>524288</text:p>
              </table:table-cell>
              <table:table-cell office:value-type="float" office:value="225382.911179951">
                <text:p>225382.911179951</text:p>
              </table:table-cell>
              <table:table-cell office:value-type="float" office:value="524288">
                <text:p>524288</text:p>
              </table:table-cell>
              <table:table-cell office:value-type="float" office:value="216426.023959275">
                <text:p>216426.023959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8576">
                <text:p>1048576</text:p>
              </table:table-cell>
              <table:table-cell office:value-type="float" office:value="222053.999495332">
                <text:p>222053.999495332</text:p>
              </table:table-cell>
              <table:table-cell office:value-type="float" office:value="1048576">
                <text:p>1048576</text:p>
              </table:table-cell>
              <table:table-cell office:value-type="float" office:value="227282.11909583">
                <text:p>227282.11909583</text:p>
              </table:table-cell>
              <table:table-cell office:value-type="float" office:value="1048576">
                <text:p>1048576</text:p>
              </table:table-cell>
              <table:table-cell office:value-type="float" office:value="202315.525085934">
                <text:p>202315.5250859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